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Cognitive-ScaledScore_r2</text:p>
          </table:table-cell>
          <table:table-cell office:value-type="string" calcext:value-type="string">
            <text:p>Cognitive-ScaledScore_mae</text:p>
          </table:table-cell>
          <table:table-cell office:value-type="string" calcext:value-type="string">
            <text:p>ReceptiveCom-ScaledScore_r2</text:p>
          </table:table-cell>
          <table:table-cell office:value-type="string" calcext:value-type="string">
            <text:p>ReceptiveCom-ScaledScore_mae</text:p>
          </table:table-cell>
          <table:table-cell office:value-type="string" calcext:value-type="string">
            <text:p>ExpressiveCom-ScaledScore_r2</text:p>
          </table:table-cell>
          <table:table-cell office:value-type="string" calcext:value-type="string">
            <text:p>ExpressiveCom-ScaledScore_mae</text:p>
          </table:table-cell>
          <table:table-cell office:value-type="string" calcext:value-type="string">
            <text:p>FineMotor-ScaledScore_r2</text:p>
          </table:table-cell>
          <table:table-cell office:value-type="string" calcext:value-type="string">
            <text:p>FineMotor-ScaledScore_mae</text:p>
          </table:table-cell>
          <table:table-cell office:value-type="string" calcext:value-type="string">
            <text:p>GrossMotor-ScaledScore_r2</text:p>
          </table:table-cell>
          <table:table-cell office:value-type="string" calcext:value-type="string">
            <text:p>GrossMotor-ScaledScore_mae</text:p>
          </table:table-cell>
          <table:table-cell table:number-columns-repeated="9"/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Cognitive-ScaledScore_r2</text:p>
          </table:table-cell>
          <table:table-cell office:value-type="string" calcext:value-type="string">
            <text:p>Cognitive-ScaledScore_mae</text:p>
          </table:table-cell>
          <table:table-cell office:value-type="string" calcext:value-type="string">
            <text:p>ReceptiveCom-ScaledScore_r2</text:p>
          </table:table-cell>
          <table:table-cell office:value-type="string" calcext:value-type="string">
            <text:p>ReceptiveCom-ScaledScore_mae</text:p>
          </table:table-cell>
          <table:table-cell office:value-type="string" calcext:value-type="string">
            <text:p>ExpressiveCom-ScaledScore_r2</text:p>
          </table:table-cell>
          <table:table-cell office:value-type="string" calcext:value-type="string">
            <text:p>ExpressiveCom-ScaledScore_mae</text:p>
          </table:table-cell>
          <table:table-cell office:value-type="string" calcext:value-type="string">
            <text:p>FineMotor-ScaledScore_r2</text:p>
          </table:table-cell>
          <table:table-cell office:value-type="string" calcext:value-type="string">
            <text:p>FineMotor-ScaledScore_mae</text:p>
          </table:table-cell>
          <table:table-cell office:value-type="string" calcext:value-type="string">
            <text:p>GrossMotor-ScaledScore_r2</text:p>
          </table:table-cell>
          <table:table-cell office:value-type="string" calcext:value-type="string">
            <text:p>GrossMotor-ScaledScore_mae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/>
          <table:table-cell table:formula="of:=ROUND([.X2];3)" office:value-type="float" office:value="-0.083" calcext:value-type="float">
            <text:p>-0.083</text:p>
          </table:table-cell>
          <table:table-cell table:formula="of:=ROUND([.Y2];3)" office:value-type="float" office:value="1.455" calcext:value-type="float">
            <text:p>1.455</text:p>
          </table:table-cell>
          <table:table-cell table:formula="of:=ROUND([.Z2];3)" office:value-type="float" office:value="-0.068" calcext:value-type="float">
            <text:p>-0.068</text:p>
          </table:table-cell>
          <table:table-cell table:formula="of:=ROUND([.AA2];3)" office:value-type="float" office:value="3.273" calcext:value-type="float">
            <text:p>3.273</text:p>
          </table:table-cell>
          <table:table-cell table:formula="of:=ROUND([.AB2];3)" office:value-type="float" office:value="-0.005" calcext:value-type="float">
            <text:p>-0.005</text:p>
          </table:table-cell>
          <table:table-cell table:formula="of:=ROUND([.AC2];3)" office:value-type="float" office:value="2.091" calcext:value-type="float">
            <text:p>2.091</text:p>
          </table:table-cell>
          <table:table-cell table:formula="of:=ROUND([.AD2];3)" office:value-type="float" office:value="-0.019" calcext:value-type="float">
            <text:p>-0.019</text:p>
          </table:table-cell>
          <table:table-cell table:formula="of:=ROUND([.AE2];3)" office:value-type="float" office:value="1.682" calcext:value-type="float">
            <text:p>1.682</text:p>
          </table:table-cell>
          <table:table-cell table:formula="of:=ROUND([.AF2];3)" office:value-type="float" office:value="-0.006" calcext:value-type="float">
            <text:p>-0.006</text:p>
          </table:table-cell>
          <table:table-cell table:formula="of:=ROUND([.AG2];3)" office:value-type="float" office:value="1.227" calcext:value-type="float">
            <text:p>1.227</text:p>
          </table:table-cell>
          <table:table-cell table:number-columns-repeated="9"/>
          <table:table-cell office:value-type="string" calcext:value-type="string">
            <text:p>Baseline</text:p>
          </table:table-cell>
          <table:table-cell/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r</text:p>
          </table:table-cell>
          <table:table-cell table:formula="of:=ROUND([.X3];3)" office:value-type="float" office:value="-0.55" calcext:value-type="float">
            <text:p>-0.55</text:p>
          </table:table-cell>
          <table:table-cell table:formula="of:=ROUND([.Y3];3)" office:value-type="float" office:value="2.182" calcext:value-type="float">
            <text:p>2.182</text:p>
          </table:table-cell>
          <table:table-cell table:formula="of:=ROUND([.Z3];3)" office:value-type="float" office:value="-0.273" calcext:value-type="float">
            <text:p>-0.273</text:p>
          </table:table-cell>
          <table:table-cell table:formula="of:=ROUND([.AA3];3)" office:value-type="float" office:value="3.545" calcext:value-type="float">
            <text:p>3.545</text:p>
          </table:table-cell>
          <table:table-cell table:formula="of:=ROUND([.AB3];3)" office:value-type="float" office:value="-0.218" calcext:value-type="float">
            <text:p>-0.218</text:p>
          </table:table-cell>
          <table:table-cell table:formula="of:=ROUND([.AC3];3)" office:value-type="float" office:value="2.364" calcext:value-type="float">
            <text:p>2.364</text:p>
          </table:table-cell>
          <table:table-cell table:formula="of:=ROUND([.AD3];3)" office:value-type="float" office:value="-0.086" calcext:value-type="float">
            <text:p>-0.086</text:p>
          </table:table-cell>
          <table:table-cell table:formula="of:=ROUND([.AE3];3)" office:value-type="float" office:value="1.773" calcext:value-type="float">
            <text:p>1.773</text:p>
          </table:table-cell>
          <table:table-cell table:formula="of:=ROUND([.AF3];3)" office:value-type="float" office:value="-0.006" calcext:value-type="float">
            <text:p>-0.006</text:p>
          </table:table-cell>
          <table:table-cell table:formula="of:=ROUND([.AG3];3)" office:value-type="float" office:value="1.227" calcext:value-type="float">
            <text:p>1.22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4];3)" office:value-type="float" office:value="-0.083" calcext:value-type="float">
            <text:p>-0.083</text:p>
          </table:table-cell>
          <table:table-cell table:formula="of:=ROUND([.Y4];3)" office:value-type="float" office:value="1.455" calcext:value-type="float">
            <text:p>1.455</text:p>
          </table:table-cell>
          <table:table-cell table:formula="of:=ROUND([.Z4];3)" office:value-type="float" office:value="0" calcext:value-type="float">
            <text:p>0</text:p>
          </table:table-cell>
          <table:table-cell table:formula="of:=ROUND([.AA4];3)" office:value-type="float" office:value="3.182" calcext:value-type="float">
            <text:p>3.182</text:p>
          </table:table-cell>
          <table:table-cell table:formula="of:=ROUND([.AB4];3)" office:value-type="float" office:value="-0.005" calcext:value-type="float">
            <text:p>-0.005</text:p>
          </table:table-cell>
          <table:table-cell table:formula="of:=ROUND([.AC4];3)" office:value-type="float" office:value="2.091" calcext:value-type="float">
            <text:p>2.091</text:p>
          </table:table-cell>
          <table:table-cell table:formula="of:=ROUND([.AD4];3)" office:value-type="float" office:value="-0.019" calcext:value-type="float">
            <text:p>-0.019</text:p>
          </table:table-cell>
          <table:table-cell table:formula="of:=ROUND([.AE4];3)" office:value-type="float" office:value="1.682" calcext:value-type="float">
            <text:p>1.682</text:p>
          </table:table-cell>
          <table:table-cell table:formula="of:=ROUND([.AF4];3)" office:value-type="float" office:value="-0.006" calcext:value-type="float">
            <text:p>-0.006</text:p>
          </table:table-cell>
          <table:table-cell table:formula="of:=ROUND([.AG4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3.18181818181818" calcext:value-type="float">
            <text:p>3.18181818181818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5];3)" office:value-type="float" office:value="-0.55" calcext:value-type="float">
            <text:p>-0.55</text:p>
          </table:table-cell>
          <table:table-cell table:formula="of:=ROUND([.Y5];3)" office:value-type="float" office:value="2.182" calcext:value-type="float">
            <text:p>2.182</text:p>
          </table:table-cell>
          <table:table-cell table:formula="of:=ROUND([.Z5];3)" office:value-type="float" office:value="-0.273" calcext:value-type="float">
            <text:p>-0.273</text:p>
          </table:table-cell>
          <table:table-cell table:formula="of:=ROUND([.AA5];3)" office:value-type="float" office:value="3.545" calcext:value-type="float">
            <text:p>3.545</text:p>
          </table:table-cell>
          <table:table-cell table:formula="of:=ROUND([.AB5];3)" office:value-type="float" office:value="-0.218" calcext:value-type="float">
            <text:p>-0.218</text:p>
          </table:table-cell>
          <table:table-cell table:formula="of:=ROUND([.AC5];3)" office:value-type="float" office:value="2.364" calcext:value-type="float">
            <text:p>2.364</text:p>
          </table:table-cell>
          <table:table-cell table:formula="of:=ROUND([.AD5];3)" office:value-type="float" office:value="-0.086" calcext:value-type="float">
            <text:p>-0.086</text:p>
          </table:table-cell>
          <table:table-cell table:formula="of:=ROUND([.AE5];3)" office:value-type="float" office:value="1.773" calcext:value-type="float">
            <text:p>1.773</text:p>
          </table:table-cell>
          <table:table-cell table:formula="of:=ROUND([.AF5];3)" office:value-type="float" office:value="-0.006" calcext:value-type="float">
            <text:p>-0.006</text:p>
          </table:table-cell>
          <table:table-cell table:formula="of:=ROUND([.AG5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r</text:p>
          </table:table-cell>
          <table:table-cell table:formula="of:=ROUND([.X6];3)" office:value-type="float" office:value="-0.55" calcext:value-type="float">
            <text:p>-0.55</text:p>
          </table:table-cell>
          <table:table-cell table:formula="of:=ROUND([.Y6];3)" office:value-type="float" office:value="2.182" calcext:value-type="float">
            <text:p>2.182</text:p>
          </table:table-cell>
          <table:table-cell table:formula="of:=ROUND([.Z6];3)" office:value-type="float" office:value="-0.273" calcext:value-type="float">
            <text:p>-0.273</text:p>
          </table:table-cell>
          <table:table-cell table:formula="of:=ROUND([.AA6];3)" office:value-type="float" office:value="3.545" calcext:value-type="float">
            <text:p>3.545</text:p>
          </table:table-cell>
          <table:table-cell table:formula="of:=ROUND([.AB6];3)" office:value-type="float" office:value="-0.218" calcext:value-type="float">
            <text:p>-0.218</text:p>
          </table:table-cell>
          <table:table-cell table:formula="of:=ROUND([.AC6];3)" office:value-type="float" office:value="2.364" calcext:value-type="float">
            <text:p>2.364</text:p>
          </table:table-cell>
          <table:table-cell table:formula="of:=ROUND([.AD6];3)" office:value-type="float" office:value="-0.086" calcext:value-type="float">
            <text:p>-0.086</text:p>
          </table:table-cell>
          <table:table-cell table:formula="of:=ROUND([.AE6];3)" office:value-type="float" office:value="1.773" calcext:value-type="float">
            <text:p>1.773</text:p>
          </table:table-cell>
          <table:table-cell table:formula="of:=ROUND([.AF6];3)" office:value-type="float" office:value="-0.006" calcext:value-type="float">
            <text:p>-0.006</text:p>
          </table:table-cell>
          <table:table-cell table:formula="of:=ROUND([.AG6];3)" office:value-type="float" office:value="1.227" calcext:value-type="float">
            <text:p>1.22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7];3)" office:value-type="float" office:value="-0.083" calcext:value-type="float">
            <text:p>-0.083</text:p>
          </table:table-cell>
          <table:table-cell table:formula="of:=ROUND([.Y7];3)" office:value-type="float" office:value="1.455" calcext:value-type="float">
            <text:p>1.455</text:p>
          </table:table-cell>
          <table:table-cell table:formula="of:=ROUND([.Z7];3)" office:value-type="float" office:value="0" calcext:value-type="float">
            <text:p>0</text:p>
          </table:table-cell>
          <table:table-cell table:formula="of:=ROUND([.AA7];3)" office:value-type="float" office:value="3.182" calcext:value-type="float">
            <text:p>3.182</text:p>
          </table:table-cell>
          <table:table-cell table:formula="of:=ROUND([.AB7];3)" office:value-type="float" office:value="-0.218" calcext:value-type="float">
            <text:p>-0.218</text:p>
          </table:table-cell>
          <table:table-cell table:formula="of:=ROUND([.AC7];3)" office:value-type="float" office:value="2.364" calcext:value-type="float">
            <text:p>2.364</text:p>
          </table:table-cell>
          <table:table-cell table:formula="of:=ROUND([.AD7];3)" office:value-type="float" office:value="-0.086" calcext:value-type="float">
            <text:p>-0.086</text:p>
          </table:table-cell>
          <table:table-cell table:formula="of:=ROUND([.AE7];3)" office:value-type="float" office:value="1.773" calcext:value-type="float">
            <text:p>1.773</text:p>
          </table:table-cell>
          <table:table-cell table:formula="of:=ROUND([.AF7];3)" office:value-type="float" office:value="-0.391" calcext:value-type="float">
            <text:p>-0.391</text:p>
          </table:table-cell>
          <table:table-cell table:formula="of:=ROUND([.AG7];3)" office:value-type="float" office:value="1.773" calcext:value-type="float">
            <text:p>1.773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3.18181818181818" calcext:value-type="float">
            <text:p>3.18181818181818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391358797745774" calcext:value-type="float">
            <text:p>-0.391358797745774</text:p>
          </table:table-cell>
          <table:table-cell office:value-type="float" office:value="1.77272727272727" calcext:value-type="float">
            <text:p>1.77272727272727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8];3)" office:value-type="float" office:value="-0.55" calcext:value-type="float">
            <text:p>-0.55</text:p>
          </table:table-cell>
          <table:table-cell table:formula="of:=ROUND([.Y8];3)" office:value-type="float" office:value="2.182" calcext:value-type="float">
            <text:p>2.182</text:p>
          </table:table-cell>
          <table:table-cell table:formula="of:=ROUND([.Z8];3)" office:value-type="float" office:value="-0.068" calcext:value-type="float">
            <text:p>-0.068</text:p>
          </table:table-cell>
          <table:table-cell table:formula="of:=ROUND([.AA8];3)" office:value-type="float" office:value="3.273" calcext:value-type="float">
            <text:p>3.273</text:p>
          </table:table-cell>
          <table:table-cell table:formula="of:=ROUND([.AB8];3)" office:value-type="float" office:value="-0.005" calcext:value-type="float">
            <text:p>-0.005</text:p>
          </table:table-cell>
          <table:table-cell table:formula="of:=ROUND([.AC8];3)" office:value-type="float" office:value="2.091" calcext:value-type="float">
            <text:p>2.091</text:p>
          </table:table-cell>
          <table:table-cell table:formula="of:=ROUND([.AD8];3)" office:value-type="float" office:value="-0.019" calcext:value-type="float">
            <text:p>-0.019</text:p>
          </table:table-cell>
          <table:table-cell table:formula="of:=ROUND([.AE8];3)" office:value-type="float" office:value="1.682" calcext:value-type="float">
            <text:p>1.682</text:p>
          </table:table-cell>
          <table:table-cell table:formula="of:=ROUND([.AF8];3)" office:value-type="float" office:value="-0.006" calcext:value-type="float">
            <text:p>-0.006</text:p>
          </table:table-cell>
          <table:table-cell table:formula="of:=ROUND([.AG8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r</text:p>
          </table:table-cell>
          <table:table-cell table:formula="of:=ROUND([.X9];3)" office:value-type="float" office:value="-0.55" calcext:value-type="float">
            <text:p>-0.55</text:p>
          </table:table-cell>
          <table:table-cell table:formula="of:=ROUND([.Y9];3)" office:value-type="float" office:value="2.182" calcext:value-type="float">
            <text:p>2.182</text:p>
          </table:table-cell>
          <table:table-cell table:formula="of:=ROUND([.Z9];3)" office:value-type="float" office:value="-0.273" calcext:value-type="float">
            <text:p>-0.273</text:p>
          </table:table-cell>
          <table:table-cell table:formula="of:=ROUND([.AA9];3)" office:value-type="float" office:value="3.545" calcext:value-type="float">
            <text:p>3.545</text:p>
          </table:table-cell>
          <table:table-cell table:formula="of:=ROUND([.AB9];3)" office:value-type="float" office:value="-0.218" calcext:value-type="float">
            <text:p>-0.218</text:p>
          </table:table-cell>
          <table:table-cell table:formula="of:=ROUND([.AC9];3)" office:value-type="float" office:value="2.364" calcext:value-type="float">
            <text:p>2.364</text:p>
          </table:table-cell>
          <table:table-cell table:formula="of:=ROUND([.AD9];3)" office:value-type="float" office:value="-0.019" calcext:value-type="float">
            <text:p>-0.019</text:p>
          </table:table-cell>
          <table:table-cell table:formula="of:=ROUND([.AE9];3)" office:value-type="float" office:value="1.682" calcext:value-type="float">
            <text:p>1.682</text:p>
          </table:table-cell>
          <table:table-cell table:formula="of:=ROUND([.AF9];3)" office:value-type="float" office:value="-0.006" calcext:value-type="float">
            <text:p>-0.006</text:p>
          </table:table-cell>
          <table:table-cell table:formula="of:=ROUND([.AG9];3)" office:value-type="float" office:value="1.227" calcext:value-type="float">
            <text:p>1.22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10];3)" office:value-type="float" office:value="-0.55" calcext:value-type="float">
            <text:p>-0.55</text:p>
          </table:table-cell>
          <table:table-cell table:formula="of:=ROUND([.Y10];3)" office:value-type="float" office:value="2.182" calcext:value-type="float">
            <text:p>2.182</text:p>
          </table:table-cell>
          <table:table-cell table:formula="of:=ROUND([.Z10];3)" office:value-type="float" office:value="-0.068" calcext:value-type="float">
            <text:p>-0.068</text:p>
          </table:table-cell>
          <table:table-cell table:formula="of:=ROUND([.AA10];3)" office:value-type="float" office:value="3.273" calcext:value-type="float">
            <text:p>3.273</text:p>
          </table:table-cell>
          <table:table-cell table:formula="of:=ROUND([.AB10];3)" office:value-type="float" office:value="-0.218" calcext:value-type="float">
            <text:p>-0.218</text:p>
          </table:table-cell>
          <table:table-cell table:formula="of:=ROUND([.AC10];3)" office:value-type="float" office:value="2.364" calcext:value-type="float">
            <text:p>2.364</text:p>
          </table:table-cell>
          <table:table-cell table:formula="of:=ROUND([.AD10];3)" office:value-type="float" office:value="-0.086" calcext:value-type="float">
            <text:p>-0.086</text:p>
          </table:table-cell>
          <table:table-cell table:formula="of:=ROUND([.AE10];3)" office:value-type="float" office:value="1.773" calcext:value-type="float">
            <text:p>1.773</text:p>
          </table:table-cell>
          <table:table-cell table:formula="of:=ROUND([.AF10];3)" office:value-type="float" office:value="-0.391" calcext:value-type="float">
            <text:p>-0.391</text:p>
          </table:table-cell>
          <table:table-cell table:formula="of:=ROUND([.AG10];3)" office:value-type="float" office:value="1.773" calcext:value-type="float">
            <text:p>1.773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391358797745774" calcext:value-type="float">
            <text:p>-0.391358797745774</text:p>
          </table:table-cell>
          <table:table-cell office:value-type="float" office:value="1.77272727272727" calcext:value-type="float">
            <text:p>1.77272727272727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11];3)" office:value-type="float" office:value="-0.083" calcext:value-type="float">
            <text:p>-0.083</text:p>
          </table:table-cell>
          <table:table-cell table:formula="of:=ROUND([.Y11];3)" office:value-type="float" office:value="1.455" calcext:value-type="float">
            <text:p>1.455</text:p>
          </table:table-cell>
          <table:table-cell table:formula="of:=ROUND([.Z11];3)" office:value-type="float" office:value="-0.068" calcext:value-type="float">
            <text:p>-0.068</text:p>
          </table:table-cell>
          <table:table-cell table:formula="of:=ROUND([.AA11];3)" office:value-type="float" office:value="3.273" calcext:value-type="float">
            <text:p>3.273</text:p>
          </table:table-cell>
          <table:table-cell table:formula="of:=ROUND([.AB11];3)" office:value-type="float" office:value="-0.005" calcext:value-type="float">
            <text:p>-0.005</text:p>
          </table:table-cell>
          <table:table-cell table:formula="of:=ROUND([.AC11];3)" office:value-type="float" office:value="2.091" calcext:value-type="float">
            <text:p>2.091</text:p>
          </table:table-cell>
          <table:table-cell table:formula="of:=ROUND([.AD11];3)" office:value-type="float" office:value="-0.019" calcext:value-type="float">
            <text:p>-0.019</text:p>
          </table:table-cell>
          <table:table-cell table:formula="of:=ROUND([.AE11];3)" office:value-type="float" office:value="1.682" calcext:value-type="float">
            <text:p>1.682</text:p>
          </table:table-cell>
          <table:table-cell table:formula="of:=ROUND([.AF11];3)" office:value-type="float" office:value="-0.006" calcext:value-type="float">
            <text:p>-0.006</text:p>
          </table:table-cell>
          <table:table-cell table:formula="of:=ROUND([.AG11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r</text:p>
          </table:table-cell>
          <table:table-cell table:formula="of:=ROUND([.X12];3)" office:value-type="float" office:value="-0.083" calcext:value-type="float">
            <text:p>-0.083</text:p>
          </table:table-cell>
          <table:table-cell table:formula="of:=ROUND([.Y12];3)" office:value-type="float" office:value="1.455" calcext:value-type="float">
            <text:p>1.455</text:p>
          </table:table-cell>
          <table:table-cell table:formula="of:=ROUND([.Z12];3)" office:value-type="float" office:value="0" calcext:value-type="float">
            <text:p>0</text:p>
          </table:table-cell>
          <table:table-cell table:formula="of:=ROUND([.AA12];3)" office:value-type="float" office:value="3.182" calcext:value-type="float">
            <text:p>3.182</text:p>
          </table:table-cell>
          <table:table-cell table:formula="of:=ROUND([.AB12];3)" office:value-type="float" office:value="-0.005" calcext:value-type="float">
            <text:p>-0.005</text:p>
          </table:table-cell>
          <table:table-cell table:formula="of:=ROUND([.AC12];3)" office:value-type="float" office:value="2.091" calcext:value-type="float">
            <text:p>2.091</text:p>
          </table:table-cell>
          <table:table-cell table:formula="of:=ROUND([.AD12];3)" office:value-type="float" office:value="-0.019" calcext:value-type="float">
            <text:p>-0.019</text:p>
          </table:table-cell>
          <table:table-cell table:formula="of:=ROUND([.AE12];3)" office:value-type="float" office:value="1.682" calcext:value-type="float">
            <text:p>1.682</text:p>
          </table:table-cell>
          <table:table-cell table:formula="of:=ROUND([.AF12];3)" office:value-type="float" office:value="-0.006" calcext:value-type="float">
            <text:p>-0.006</text:p>
          </table:table-cell>
          <table:table-cell table:formula="of:=ROUND([.AG12];3)" office:value-type="float" office:value="1.227" calcext:value-type="float">
            <text:p>1.22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lr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3.18181818181818" calcext:value-type="float">
            <text:p>3.18181818181818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13];3)" office:value-type="float" office:value="-0.083" calcext:value-type="float">
            <text:p>-0.083</text:p>
          </table:table-cell>
          <table:table-cell table:formula="of:=ROUND([.Y13];3)" office:value-type="float" office:value="1.455" calcext:value-type="float">
            <text:p>1.455</text:p>
          </table:table-cell>
          <table:table-cell table:formula="of:=ROUND([.Z13];3)" office:value-type="float" office:value="0" calcext:value-type="float">
            <text:p>0</text:p>
          </table:table-cell>
          <table:table-cell table:formula="of:=ROUND([.AA13];3)" office:value-type="float" office:value="3.182" calcext:value-type="float">
            <text:p>3.182</text:p>
          </table:table-cell>
          <table:table-cell table:formula="of:=ROUND([.AB13];3)" office:value-type="float" office:value="-0.218" calcext:value-type="float">
            <text:p>-0.218</text:p>
          </table:table-cell>
          <table:table-cell table:formula="of:=ROUND([.AC13];3)" office:value-type="float" office:value="2.364" calcext:value-type="float">
            <text:p>2.364</text:p>
          </table:table-cell>
          <table:table-cell table:formula="of:=ROUND([.AD13];3)" office:value-type="float" office:value="-0.019" calcext:value-type="float">
            <text:p>-0.019</text:p>
          </table:table-cell>
          <table:table-cell table:formula="of:=ROUND([.AE13];3)" office:value-type="float" office:value="1.682" calcext:value-type="float">
            <text:p>1.682</text:p>
          </table:table-cell>
          <table:table-cell table:formula="of:=ROUND([.AF13];3)" office:value-type="float" office:value="-0.006" calcext:value-type="float">
            <text:p>-0.006</text:p>
          </table:table-cell>
          <table:table-cell table:formula="of:=ROUND([.AG13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3.18181818181818" calcext:value-type="float">
            <text:p>3.18181818181818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14];3)" office:value-type="float" office:value="-0.083" calcext:value-type="float">
            <text:p>-0.083</text:p>
          </table:table-cell>
          <table:table-cell table:formula="of:=ROUND([.Y14];3)" office:value-type="float" office:value="1.455" calcext:value-type="float">
            <text:p>1.455</text:p>
          </table:table-cell>
          <table:table-cell table:formula="of:=ROUND([.Z14];3)" office:value-type="float" office:value="-0.068" calcext:value-type="float">
            <text:p>-0.068</text:p>
          </table:table-cell>
          <table:table-cell table:formula="of:=ROUND([.AA14];3)" office:value-type="float" office:value="3.273" calcext:value-type="float">
            <text:p>3.273</text:p>
          </table:table-cell>
          <table:table-cell table:formula="of:=ROUND([.AB14];3)" office:value-type="float" office:value="-0.005" calcext:value-type="float">
            <text:p>-0.005</text:p>
          </table:table-cell>
          <table:table-cell table:formula="of:=ROUND([.AC14];3)" office:value-type="float" office:value="2.091" calcext:value-type="float">
            <text:p>2.091</text:p>
          </table:table-cell>
          <table:table-cell table:formula="of:=ROUND([.AD14];3)" office:value-type="float" office:value="-0.019" calcext:value-type="float">
            <text:p>-0.019</text:p>
          </table:table-cell>
          <table:table-cell table:formula="of:=ROUND([.AE14];3)" office:value-type="float" office:value="1.682" calcext:value-type="float">
            <text:p>1.682</text:p>
          </table:table-cell>
          <table:table-cell table:formula="of:=ROUND([.AF14];3)" office:value-type="float" office:value="-0.006" calcext:value-type="float">
            <text:p>-0.006</text:p>
          </table:table-cell>
          <table:table-cell table:formula="of:=ROUND([.AG14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r</text:p>
          </table:table-cell>
          <table:table-cell table:formula="of:=ROUND([.X15];3)" office:value-type="float" office:value="-0.55" calcext:value-type="float">
            <text:p>-0.55</text:p>
          </table:table-cell>
          <table:table-cell table:formula="of:=ROUND([.Y15];3)" office:value-type="float" office:value="2.182" calcext:value-type="float">
            <text:p>2.182</text:p>
          </table:table-cell>
          <table:table-cell table:formula="of:=ROUND([.Z15];3)" office:value-type="float" office:value="-0.068" calcext:value-type="float">
            <text:p>-0.068</text:p>
          </table:table-cell>
          <table:table-cell table:formula="of:=ROUND([.AA15];3)" office:value-type="float" office:value="3.273" calcext:value-type="float">
            <text:p>3.273</text:p>
          </table:table-cell>
          <table:table-cell table:formula="of:=ROUND([.AB15];3)" office:value-type="float" office:value="-0.005" calcext:value-type="float">
            <text:p>-0.005</text:p>
          </table:table-cell>
          <table:table-cell table:formula="of:=ROUND([.AC15];3)" office:value-type="float" office:value="2.091" calcext:value-type="float">
            <text:p>2.091</text:p>
          </table:table-cell>
          <table:table-cell table:formula="of:=ROUND([.AD15];3)" office:value-type="float" office:value="-0.086" calcext:value-type="float">
            <text:p>-0.086</text:p>
          </table:table-cell>
          <table:table-cell table:formula="of:=ROUND([.AE15];3)" office:value-type="float" office:value="1.773" calcext:value-type="float">
            <text:p>1.773</text:p>
          </table:table-cell>
          <table:table-cell table:formula="of:=ROUND([.AF15];3)" office:value-type="float" office:value="-0.006" calcext:value-type="float">
            <text:p>-0.006</text:p>
          </table:table-cell>
          <table:table-cell table:formula="of:=ROUND([.AG15];3)" office:value-type="float" office:value="1.227" calcext:value-type="float">
            <text:p>1.22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16];3)" office:value-type="float" office:value="-0.55" calcext:value-type="float">
            <text:p>-0.55</text:p>
          </table:table-cell>
          <table:table-cell table:formula="of:=ROUND([.Y16];3)" office:value-type="float" office:value="2.182" calcext:value-type="float">
            <text:p>2.182</text:p>
          </table:table-cell>
          <table:table-cell table:formula="of:=ROUND([.Z16];3)" office:value-type="float" office:value="-0.068" calcext:value-type="float">
            <text:p>-0.068</text:p>
          </table:table-cell>
          <table:table-cell table:formula="of:=ROUND([.AA16];3)" office:value-type="float" office:value="3.273" calcext:value-type="float">
            <text:p>3.273</text:p>
          </table:table-cell>
          <table:table-cell table:formula="of:=ROUND([.AB16];3)" office:value-type="float" office:value="-0.218" calcext:value-type="float">
            <text:p>-0.218</text:p>
          </table:table-cell>
          <table:table-cell table:formula="of:=ROUND([.AC16];3)" office:value-type="float" office:value="2.364" calcext:value-type="float">
            <text:p>2.364</text:p>
          </table:table-cell>
          <table:table-cell table:formula="of:=ROUND([.AD16];3)" office:value-type="float" office:value="-0.086" calcext:value-type="float">
            <text:p>-0.086</text:p>
          </table:table-cell>
          <table:table-cell table:formula="of:=ROUND([.AE16];3)" office:value-type="float" office:value="1.773" calcext:value-type="float">
            <text:p>1.773</text:p>
          </table:table-cell>
          <table:table-cell table:formula="of:=ROUND([.AF16];3)" office:value-type="float" office:value="-0.006" calcext:value-type="float">
            <text:p>-0.006</text:p>
          </table:table-cell>
          <table:table-cell table:formula="of:=ROUND([.AG16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17];3)" office:value-type="float" office:value="-0.083" calcext:value-type="float">
            <text:p>-0.083</text:p>
          </table:table-cell>
          <table:table-cell table:formula="of:=ROUND([.Y17];3)" office:value-type="float" office:value="1.455" calcext:value-type="float">
            <text:p>1.455</text:p>
          </table:table-cell>
          <table:table-cell table:formula="of:=ROUND([.Z17];3)" office:value-type="float" office:value="-0.068" calcext:value-type="float">
            <text:p>-0.068</text:p>
          </table:table-cell>
          <table:table-cell table:formula="of:=ROUND([.AA17];3)" office:value-type="float" office:value="3.273" calcext:value-type="float">
            <text:p>3.273</text:p>
          </table:table-cell>
          <table:table-cell table:formula="of:=ROUND([.AB17];3)" office:value-type="float" office:value="-0.005" calcext:value-type="float">
            <text:p>-0.005</text:p>
          </table:table-cell>
          <table:table-cell table:formula="of:=ROUND([.AC17];3)" office:value-type="float" office:value="2.091" calcext:value-type="float">
            <text:p>2.091</text:p>
          </table:table-cell>
          <table:table-cell table:formula="of:=ROUND([.AD17];3)" office:value-type="float" office:value="-0.019" calcext:value-type="float">
            <text:p>-0.019</text:p>
          </table:table-cell>
          <table:table-cell table:formula="of:=ROUND([.AE17];3)" office:value-type="float" office:value="1.682" calcext:value-type="float">
            <text:p>1.682</text:p>
          </table:table-cell>
          <table:table-cell table:formula="of:=ROUND([.AF17];3)" office:value-type="float" office:value="-0.006" calcext:value-type="float">
            <text:p>-0.006</text:p>
          </table:table-cell>
          <table:table-cell table:formula="of:=ROUND([.AG17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r</text:p>
          </table:table-cell>
          <table:table-cell table:formula="of:=ROUND([.X18];3)" office:value-type="float" office:value="-0.55" calcext:value-type="float">
            <text:p>-0.55</text:p>
          </table:table-cell>
          <table:table-cell table:formula="of:=ROUND([.Y18];3)" office:value-type="float" office:value="2.182" calcext:value-type="float">
            <text:p>2.182</text:p>
          </table:table-cell>
          <table:table-cell table:formula="of:=ROUND([.Z18];3)" office:value-type="float" office:value="-0.068" calcext:value-type="float">
            <text:p>-0.068</text:p>
          </table:table-cell>
          <table:table-cell table:formula="of:=ROUND([.AA18];3)" office:value-type="float" office:value="3.273" calcext:value-type="float">
            <text:p>3.273</text:p>
          </table:table-cell>
          <table:table-cell table:formula="of:=ROUND([.AB18];3)" office:value-type="float" office:value="-0.218" calcext:value-type="float">
            <text:p>-0.218</text:p>
          </table:table-cell>
          <table:table-cell table:formula="of:=ROUND([.AC18];3)" office:value-type="float" office:value="2.364" calcext:value-type="float">
            <text:p>2.364</text:p>
          </table:table-cell>
          <table:table-cell table:formula="of:=ROUND([.AD18];3)" office:value-type="float" office:value="-0.019" calcext:value-type="float">
            <text:p>-0.019</text:p>
          </table:table-cell>
          <table:table-cell table:formula="of:=ROUND([.AE18];3)" office:value-type="float" office:value="1.682" calcext:value-type="float">
            <text:p>1.682</text:p>
          </table:table-cell>
          <table:table-cell table:formula="of:=ROUND([.AF18];3)" office:value-type="float" office:value="-0.006" calcext:value-type="float">
            <text:p>-0.006</text:p>
          </table:table-cell>
          <table:table-cell table:formula="of:=ROUND([.AG18];3)" office:value-type="float" office:value="1.227" calcext:value-type="float">
            <text:p>1.22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19];3)" office:value-type="float" office:value="-0.55" calcext:value-type="float">
            <text:p>-0.55</text:p>
          </table:table-cell>
          <table:table-cell table:formula="of:=ROUND([.Y19];3)" office:value-type="float" office:value="2.182" calcext:value-type="float">
            <text:p>2.182</text:p>
          </table:table-cell>
          <table:table-cell table:formula="of:=ROUND([.Z19];3)" office:value-type="float" office:value="-0.068" calcext:value-type="float">
            <text:p>-0.068</text:p>
          </table:table-cell>
          <table:table-cell table:formula="of:=ROUND([.AA19];3)" office:value-type="float" office:value="3.273" calcext:value-type="float">
            <text:p>3.273</text:p>
          </table:table-cell>
          <table:table-cell table:formula="of:=ROUND([.AB19];3)" office:value-type="float" office:value="-0.218" calcext:value-type="float">
            <text:p>-0.218</text:p>
          </table:table-cell>
          <table:table-cell table:formula="of:=ROUND([.AC19];3)" office:value-type="float" office:value="2.364" calcext:value-type="float">
            <text:p>2.364</text:p>
          </table:table-cell>
          <table:table-cell table:formula="of:=ROUND([.AD19];3)" office:value-type="float" office:value="-0.019" calcext:value-type="float">
            <text:p>-0.019</text:p>
          </table:table-cell>
          <table:table-cell table:formula="of:=ROUND([.AE19];3)" office:value-type="float" office:value="1.682" calcext:value-type="float">
            <text:p>1.682</text:p>
          </table:table-cell>
          <table:table-cell table:formula="of:=ROUND([.AF19];3)" office:value-type="float" office:value="-0.391" calcext:value-type="float">
            <text:p>-0.391</text:p>
          </table:table-cell>
          <table:table-cell table:formula="of:=ROUND([.AG19];3)" office:value-type="float" office:value="1.773" calcext:value-type="float">
            <text:p>1.773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391358797745774" calcext:value-type="float">
            <text:p>-0.391358797745774</text:p>
          </table:table-cell>
          <table:table-cell office:value-type="float" office:value="1.77272727272727" calcext:value-type="float">
            <text:p>1.77272727272727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20];3)" office:value-type="float" office:value="-0.55" calcext:value-type="float">
            <text:p>-0.55</text:p>
          </table:table-cell>
          <table:table-cell table:formula="of:=ROUND([.Y20];3)" office:value-type="float" office:value="2.182" calcext:value-type="float">
            <text:p>2.182</text:p>
          </table:table-cell>
          <table:table-cell table:formula="of:=ROUND([.Z20];3)" office:value-type="float" office:value="-0.068" calcext:value-type="float">
            <text:p>-0.068</text:p>
          </table:table-cell>
          <table:table-cell table:formula="of:=ROUND([.AA20];3)" office:value-type="float" office:value="3.273" calcext:value-type="float">
            <text:p>3.273</text:p>
          </table:table-cell>
          <table:table-cell table:formula="of:=ROUND([.AB20];3)" office:value-type="float" office:value="-0.218" calcext:value-type="float">
            <text:p>-0.218</text:p>
          </table:table-cell>
          <table:table-cell table:formula="of:=ROUND([.AC20];3)" office:value-type="float" office:value="2.364" calcext:value-type="float">
            <text:p>2.364</text:p>
          </table:table-cell>
          <table:table-cell table:formula="of:=ROUND([.AD20];3)" office:value-type="float" office:value="-0.019" calcext:value-type="float">
            <text:p>-0.019</text:p>
          </table:table-cell>
          <table:table-cell table:formula="of:=ROUND([.AE20];3)" office:value-type="float" office:value="1.682" calcext:value-type="float">
            <text:p>1.682</text:p>
          </table:table-cell>
          <table:table-cell table:formula="of:=ROUND([.AF20];3)" office:value-type="float" office:value="-0.006" calcext:value-type="float">
            <text:p>-0.006</text:p>
          </table:table-cell>
          <table:table-cell table:formula="of:=ROUND([.AG20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r</text:p>
          </table:table-cell>
          <table:table-cell table:formula="of:=ROUND([.X21];3)" office:value-type="float" office:value="-1.428" calcext:value-type="float">
            <text:p>-1.428</text:p>
          </table:table-cell>
          <table:table-cell table:formula="of:=ROUND([.Y21];3)" office:value-type="float" office:value="3" calcext:value-type="float">
            <text:p>3</text:p>
          </table:table-cell>
          <table:table-cell table:formula="of:=ROUND([.Z21];3)" office:value-type="float" office:value="-0.273" calcext:value-type="float">
            <text:p>-0.273</text:p>
          </table:table-cell>
          <table:table-cell table:formula="of:=ROUND([.AA21];3)" office:value-type="float" office:value="3.545" calcext:value-type="float">
            <text:p>3.545</text:p>
          </table:table-cell>
          <table:table-cell table:formula="of:=ROUND([.AB21];3)" office:value-type="float" office:value="-0.741" calcext:value-type="float">
            <text:p>-0.741</text:p>
          </table:table-cell>
          <table:table-cell table:formula="of:=ROUND([.AC21];3)" office:value-type="float" office:value="2.727" calcext:value-type="float">
            <text:p>2.727</text:p>
          </table:table-cell>
          <table:table-cell table:formula="of:=ROUND([.AD21];3)" office:value-type="float" office:value="-0.086" calcext:value-type="float">
            <text:p>-0.086</text:p>
          </table:table-cell>
          <table:table-cell table:formula="of:=ROUND([.AE21];3)" office:value-type="float" office:value="1.773" calcext:value-type="float">
            <text:p>1.773</text:p>
          </table:table-cell>
          <table:table-cell table:formula="of:=ROUND([.AF21];3)" office:value-type="float" office:value="-0.006" calcext:value-type="float">
            <text:p>-0.006</text:p>
          </table:table-cell>
          <table:table-cell table:formula="of:=ROUND([.AG21];3)" office:value-type="float" office:value="1.227" calcext:value-type="float">
            <text:p>1.22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string" calcext:value-type="string">
            <text:p>lr</text:p>
          </table:table-cell>
          <table:table-cell office:value-type="float" office:value="-1.42784380305603" calcext:value-type="float">
            <text:p>-1.42784380305603</text:p>
          </table:table-cell>
          <table:table-cell office:value-type="float" office:value="3" calcext:value-type="float">
            <text:p>3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0.741312741312742" calcext:value-type="float">
            <text:p>-0.741312741312742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22];3)" office:value-type="float" office:value="-1.428" calcext:value-type="float">
            <text:p>-1.428</text:p>
          </table:table-cell>
          <table:table-cell table:formula="of:=ROUND([.Y22];3)" office:value-type="float" office:value="3" calcext:value-type="float">
            <text:p>3</text:p>
          </table:table-cell>
          <table:table-cell table:formula="of:=ROUND([.Z22];3)" office:value-type="float" office:value="-0.273" calcext:value-type="float">
            <text:p>-0.273</text:p>
          </table:table-cell>
          <table:table-cell table:formula="of:=ROUND([.AA22];3)" office:value-type="float" office:value="3.545" calcext:value-type="float">
            <text:p>3.545</text:p>
          </table:table-cell>
          <table:table-cell table:formula="of:=ROUND([.AB22];3)" office:value-type="float" office:value="-1.577" calcext:value-type="float">
            <text:p>-1.577</text:p>
          </table:table-cell>
          <table:table-cell table:formula="of:=ROUND([.AC22];3)" office:value-type="float" office:value="3.364" calcext:value-type="float">
            <text:p>3.364</text:p>
          </table:table-cell>
          <table:table-cell table:formula="of:=ROUND([.AD22];3)" office:value-type="float" office:value="-0.019" calcext:value-type="float">
            <text:p>-0.019</text:p>
          </table:table-cell>
          <table:table-cell table:formula="of:=ROUND([.AE22];3)" office:value-type="float" office:value="1.682" calcext:value-type="float">
            <text:p>1.682</text:p>
          </table:table-cell>
          <table:table-cell table:formula="of:=ROUND([.AF22];3)" office:value-type="float" office:value="-0.006" calcext:value-type="float">
            <text:p>-0.006</text:p>
          </table:table-cell>
          <table:table-cell table:formula="of:=ROUND([.AG22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1.42784380305603" calcext:value-type="float">
            <text:p>-1.42784380305603</text:p>
          </table:table-cell>
          <table:table-cell office:value-type="float" office:value="3" calcext:value-type="float">
            <text:p>3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1.57657657657658" calcext:value-type="float">
            <text:p>-1.57657657657658</text:p>
          </table:table-cell>
          <table:table-cell office:value-type="float" office:value="3.36363636363636" calcext:value-type="float">
            <text:p>3.36363636363636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23];3)" office:value-type="float" office:value="-0.083" calcext:value-type="float">
            <text:p>-0.083</text:p>
          </table:table-cell>
          <table:table-cell table:formula="of:=ROUND([.Y23];3)" office:value-type="float" office:value="1.455" calcext:value-type="float">
            <text:p>1.455</text:p>
          </table:table-cell>
          <table:table-cell table:formula="of:=ROUND([.Z23];3)" office:value-type="float" office:value="-0.068" calcext:value-type="float">
            <text:p>-0.068</text:p>
          </table:table-cell>
          <table:table-cell table:formula="of:=ROUND([.AA23];3)" office:value-type="float" office:value="3.273" calcext:value-type="float">
            <text:p>3.273</text:p>
          </table:table-cell>
          <table:table-cell table:formula="of:=ROUND([.AB23];3)" office:value-type="float" office:value="-0.005" calcext:value-type="float">
            <text:p>-0.005</text:p>
          </table:table-cell>
          <table:table-cell table:formula="of:=ROUND([.AC23];3)" office:value-type="float" office:value="2.091" calcext:value-type="float">
            <text:p>2.091</text:p>
          </table:table-cell>
          <table:table-cell table:formula="of:=ROUND([.AD23];3)" office:value-type="float" office:value="-0.019" calcext:value-type="float">
            <text:p>-0.019</text:p>
          </table:table-cell>
          <table:table-cell table:formula="of:=ROUND([.AE23];3)" office:value-type="float" office:value="1.682" calcext:value-type="float">
            <text:p>1.682</text:p>
          </table:table-cell>
          <table:table-cell table:formula="of:=ROUND([.AF23];3)" office:value-type="float" office:value="-0.006" calcext:value-type="float">
            <text:p>-0.006</text:p>
          </table:table-cell>
          <table:table-cell table:formula="of:=ROUND([.AG23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r</text:p>
          </table:table-cell>
          <table:table-cell table:formula="of:=ROUND([.X24];3)" office:value-type="float" office:value="-0.55" calcext:value-type="float">
            <text:p>-0.55</text:p>
          </table:table-cell>
          <table:table-cell table:formula="of:=ROUND([.Y24];3)" office:value-type="float" office:value="2.182" calcext:value-type="float">
            <text:p>2.182</text:p>
          </table:table-cell>
          <table:table-cell table:formula="of:=ROUND([.Z24];3)" office:value-type="float" office:value="-0.273" calcext:value-type="float">
            <text:p>-0.273</text:p>
          </table:table-cell>
          <table:table-cell table:formula="of:=ROUND([.AA24];3)" office:value-type="float" office:value="3.545" calcext:value-type="float">
            <text:p>3.545</text:p>
          </table:table-cell>
          <table:table-cell table:formula="of:=ROUND([.AB24];3)" office:value-type="float" office:value="-0.218" calcext:value-type="float">
            <text:p>-0.218</text:p>
          </table:table-cell>
          <table:table-cell table:formula="of:=ROUND([.AC24];3)" office:value-type="float" office:value="2.364" calcext:value-type="float">
            <text:p>2.364</text:p>
          </table:table-cell>
          <table:table-cell table:formula="of:=ROUND([.AD24];3)" office:value-type="float" office:value="-0.086" calcext:value-type="float">
            <text:p>-0.086</text:p>
          </table:table-cell>
          <table:table-cell table:formula="of:=ROUND([.AE24];3)" office:value-type="float" office:value="1.773" calcext:value-type="float">
            <text:p>1.773</text:p>
          </table:table-cell>
          <table:table-cell table:formula="of:=ROUND([.AF24];3)" office:value-type="float" office:value="-0.006" calcext:value-type="float">
            <text:p>-0.006</text:p>
          </table:table-cell>
          <table:table-cell table:formula="of:=ROUND([.AG24];3)" office:value-type="float" office:value="1.227" calcext:value-type="float">
            <text:p>1.227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25];3)" office:value-type="float" office:value="-0.083" calcext:value-type="float">
            <text:p>-0.083</text:p>
          </table:table-cell>
          <table:table-cell table:formula="of:=ROUND([.Y25];3)" office:value-type="float" office:value="1.455" calcext:value-type="float">
            <text:p>1.455</text:p>
          </table:table-cell>
          <table:table-cell table:formula="of:=ROUND([.Z25];3)" office:value-type="float" office:value="-0.068" calcext:value-type="float">
            <text:p>-0.068</text:p>
          </table:table-cell>
          <table:table-cell table:formula="of:=ROUND([.AA25];3)" office:value-type="float" office:value="3.091" calcext:value-type="float">
            <text:p>3.091</text:p>
          </table:table-cell>
          <table:table-cell table:formula="of:=ROUND([.AB25];3)" office:value-type="float" office:value="-0.005" calcext:value-type="float">
            <text:p>-0.005</text:p>
          </table:table-cell>
          <table:table-cell table:formula="of:=ROUND([.AC25];3)" office:value-type="float" office:value="2.091" calcext:value-type="float">
            <text:p>2.091</text:p>
          </table:table-cell>
          <table:table-cell table:formula="of:=ROUND([.AD25];3)" office:value-type="float" office:value="-0.019" calcext:value-type="float">
            <text:p>-0.019</text:p>
          </table:table-cell>
          <table:table-cell table:formula="of:=ROUND([.AE25];3)" office:value-type="float" office:value="1.682" calcext:value-type="float">
            <text:p>1.682</text:p>
          </table:table-cell>
          <table:table-cell table:formula="of:=ROUND([.AF25];3)" office:value-type="float" office:value="-0.391" calcext:value-type="float">
            <text:p>-0.391</text:p>
          </table:table-cell>
          <table:table-cell table:formula="of:=ROUND([.AG25];3)" office:value-type="float" office:value="1.773" calcext:value-type="float">
            <text:p>1.773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09090909090909" calcext:value-type="float">
            <text:p>3.09090909090909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391358797745774" calcext:value-type="float">
            <text:p>-0.391358797745774</text:p>
          </table:table-cell>
          <table:table-cell office:value-type="float" office:value="1.77272727272727" calcext:value-type="float">
            <text:p>1.77272727272727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26];3)" office:value-type="float" office:value="-0.083" calcext:value-type="float">
            <text:p>-0.083</text:p>
          </table:table-cell>
          <table:table-cell table:formula="of:=ROUND([.Y26];3)" office:value-type="float" office:value="1.455" calcext:value-type="float">
            <text:p>1.455</text:p>
          </table:table-cell>
          <table:table-cell table:formula="of:=ROUND([.Z26];3)" office:value-type="float" office:value="-0.068" calcext:value-type="float">
            <text:p>-0.068</text:p>
          </table:table-cell>
          <table:table-cell table:formula="of:=ROUND([.AA26];3)" office:value-type="float" office:value="3.273" calcext:value-type="float">
            <text:p>3.273</text:p>
          </table:table-cell>
          <table:table-cell table:formula="of:=ROUND([.AB26];3)" office:value-type="float" office:value="-0.005" calcext:value-type="float">
            <text:p>-0.005</text:p>
          </table:table-cell>
          <table:table-cell table:formula="of:=ROUND([.AC26];3)" office:value-type="float" office:value="2.091" calcext:value-type="float">
            <text:p>2.091</text:p>
          </table:table-cell>
          <table:table-cell table:formula="of:=ROUND([.AD26];3)" office:value-type="float" office:value="-0.019" calcext:value-type="float">
            <text:p>-0.019</text:p>
          </table:table-cell>
          <table:table-cell table:formula="of:=ROUND([.AE26];3)" office:value-type="float" office:value="1.682" calcext:value-type="float">
            <text:p>1.682</text:p>
          </table:table-cell>
          <table:table-cell table:formula="of:=ROUND([.AF26];3)" office:value-type="float" office:value="-0.006" calcext:value-type="float">
            <text:p>-0.006</text:p>
          </table:table-cell>
          <table:table-cell table:formula="of:=ROUND([.AG26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r</text:p>
          </table:table-cell>
          <table:table-cell table:formula="of:=ROUND([.X27];3)" office:value-type="float" office:value="-0.083" calcext:value-type="float">
            <text:p>-0.083</text:p>
          </table:table-cell>
          <table:table-cell table:formula="of:=ROUND([.Y27];3)" office:value-type="float" office:value="1.455" calcext:value-type="float">
            <text:p>1.455</text:p>
          </table:table-cell>
          <table:table-cell table:formula="of:=ROUND([.Z27];3)" office:value-type="float" office:value="-0.068" calcext:value-type="float">
            <text:p>-0.068</text:p>
          </table:table-cell>
          <table:table-cell table:formula="of:=ROUND([.AA27];3)" office:value-type="float" office:value="3.273" calcext:value-type="float">
            <text:p>3.273</text:p>
          </table:table-cell>
          <table:table-cell table:formula="of:=ROUND([.AB27];3)" office:value-type="float" office:value="-0.005" calcext:value-type="float">
            <text:p>-0.005</text:p>
          </table:table-cell>
          <table:table-cell table:formula="of:=ROUND([.AC27];3)" office:value-type="float" office:value="2.091" calcext:value-type="float">
            <text:p>2.091</text:p>
          </table:table-cell>
          <table:table-cell table:formula="of:=ROUND([.AD27];3)" office:value-type="float" office:value="-0.086" calcext:value-type="float">
            <text:p>-0.086</text:p>
          </table:table-cell>
          <table:table-cell table:formula="of:=ROUND([.AE27];3)" office:value-type="float" office:value="1.773" calcext:value-type="float">
            <text:p>1.773</text:p>
          </table:table-cell>
          <table:table-cell table:formula="of:=ROUND([.AF27];3)" office:value-type="float" office:value="-0.006" calcext:value-type="float">
            <text:p>-0.006</text:p>
          </table:table-cell>
          <table:table-cell table:formula="of:=ROUND([.AG27];3)" office:value-type="float" office:value="1.227" calcext:value-type="float">
            <text:p>1.22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lr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28];3)" office:value-type="float" office:value="-0.083" calcext:value-type="float">
            <text:p>-0.083</text:p>
          </table:table-cell>
          <table:table-cell table:formula="of:=ROUND([.Y28];3)" office:value-type="float" office:value="1.455" calcext:value-type="float">
            <text:p>1.455</text:p>
          </table:table-cell>
          <table:table-cell table:formula="of:=ROUND([.Z28];3)" office:value-type="float" office:value="-0.068" calcext:value-type="float">
            <text:p>-0.068</text:p>
          </table:table-cell>
          <table:table-cell table:formula="of:=ROUND([.AA28];3)" office:value-type="float" office:value="3.273" calcext:value-type="float">
            <text:p>3.273</text:p>
          </table:table-cell>
          <table:table-cell table:formula="of:=ROUND([.AB28];3)" office:value-type="float" office:value="-0.005" calcext:value-type="float">
            <text:p>-0.005</text:p>
          </table:table-cell>
          <table:table-cell table:formula="of:=ROUND([.AC28];3)" office:value-type="float" office:value="2.091" calcext:value-type="float">
            <text:p>2.091</text:p>
          </table:table-cell>
          <table:table-cell table:formula="of:=ROUND([.AD28];3)" office:value-type="float" office:value="-0.019" calcext:value-type="float">
            <text:p>-0.019</text:p>
          </table:table-cell>
          <table:table-cell table:formula="of:=ROUND([.AE28];3)" office:value-type="float" office:value="1.682" calcext:value-type="float">
            <text:p>1.682</text:p>
          </table:table-cell>
          <table:table-cell table:formula="of:=ROUND([.AF28];3)" office:value-type="float" office:value="-0.006" calcext:value-type="float">
            <text:p>-0.006</text:p>
          </table:table-cell>
          <table:table-cell table:formula="of:=ROUND([.AG28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29];3)" office:value-type="float" office:value="-0.083" calcext:value-type="float">
            <text:p>-0.083</text:p>
          </table:table-cell>
          <table:table-cell table:formula="of:=ROUND([.Y29];3)" office:value-type="float" office:value="1.455" calcext:value-type="float">
            <text:p>1.455</text:p>
          </table:table-cell>
          <table:table-cell table:formula="of:=ROUND([.Z29];3)" office:value-type="float" office:value="-0.068" calcext:value-type="float">
            <text:p>-0.068</text:p>
          </table:table-cell>
          <table:table-cell table:formula="of:=ROUND([.AA29];3)" office:value-type="float" office:value="3.273" calcext:value-type="float">
            <text:p>3.273</text:p>
          </table:table-cell>
          <table:table-cell table:formula="of:=ROUND([.AB29];3)" office:value-type="float" office:value="-0.005" calcext:value-type="float">
            <text:p>-0.005</text:p>
          </table:table-cell>
          <table:table-cell table:formula="of:=ROUND([.AC29];3)" office:value-type="float" office:value="2.091" calcext:value-type="float">
            <text:p>2.091</text:p>
          </table:table-cell>
          <table:table-cell table:formula="of:=ROUND([.AD29];3)" office:value-type="float" office:value="-0.019" calcext:value-type="float">
            <text:p>-0.019</text:p>
          </table:table-cell>
          <table:table-cell table:formula="of:=ROUND([.AE29];3)" office:value-type="float" office:value="1.682" calcext:value-type="float">
            <text:p>1.682</text:p>
          </table:table-cell>
          <table:table-cell table:formula="of:=ROUND([.AF29];3)" office:value-type="float" office:value="-0.006" calcext:value-type="float">
            <text:p>-0.006</text:p>
          </table:table-cell>
          <table:table-cell table:formula="of:=ROUND([.AG29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r</text:p>
          </table:table-cell>
          <table:table-cell table:formula="of:=ROUND([.X30];3)" office:value-type="float" office:value="-0.027" calcext:value-type="float">
            <text:p>-0.027</text:p>
          </table:table-cell>
          <table:table-cell table:formula="of:=ROUND([.Y30];3)" office:value-type="float" office:value="1.636" calcext:value-type="float">
            <text:p>1.636</text:p>
          </table:table-cell>
          <table:table-cell table:formula="of:=ROUND([.Z30];3)" office:value-type="float" office:value="-0.068" calcext:value-type="float">
            <text:p>-0.068</text:p>
          </table:table-cell>
          <table:table-cell table:formula="of:=ROUND([.AA30];3)" office:value-type="float" office:value="3.273" calcext:value-type="float">
            <text:p>3.273</text:p>
          </table:table-cell>
          <table:table-cell table:formula="of:=ROUND([.AB30];3)" office:value-type="float" office:value="-0.104" calcext:value-type="float">
            <text:p>-0.104</text:p>
          </table:table-cell>
          <table:table-cell table:formula="of:=ROUND([.AC30];3)" office:value-type="float" office:value="2.273" calcext:value-type="float">
            <text:p>2.273</text:p>
          </table:table-cell>
          <table:table-cell table:formula="of:=ROUND([.AD30];3)" office:value-type="float" office:value="-0.019" calcext:value-type="float">
            <text:p>-0.019</text:p>
          </table:table-cell>
          <table:table-cell table:formula="of:=ROUND([.AE30];3)" office:value-type="float" office:value="1.682" calcext:value-type="float">
            <text:p>1.682</text:p>
          </table:table-cell>
          <table:table-cell table:formula="of:=ROUND([.AF30];3)" office:value-type="float" office:value="-1.053" calcext:value-type="float">
            <text:p>-1.053</text:p>
          </table:table-cell>
          <table:table-cell table:formula="of:=ROUND([.AG30];3)" office:value-type="float" office:value="2.136" calcext:value-type="float">
            <text:p>2.136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string" calcext:value-type="string">
            <text:p>lr</text:p>
          </table:table-cell>
          <table:table-cell office:value-type="float" office:value="-0.0271646859083192" calcext:value-type="float">
            <text:p>-0.027164685908319</text:p>
          </table:table-cell>
          <table:table-cell office:value-type="float" office:value="1.63636363636364" calcext:value-type="float">
            <text:p>1.63636363636364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104247104247104" calcext:value-type="float">
            <text:p>-0.104247104247104</text:p>
          </table:table-cell>
          <table:table-cell office:value-type="float" office:value="2.27272727272727" calcext:value-type="float">
            <text:p>2.27272727272727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1.05259862241703" calcext:value-type="float">
            <text:p>-1.05259862241703</text:p>
          </table:table-cell>
          <table:table-cell office:value-type="float" office:value="2.13636363636364" calcext:value-type="float">
            <text:p>2.13636363636364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31];3)" office:value-type="float" office:value="-0.083" calcext:value-type="float">
            <text:p>-0.083</text:p>
          </table:table-cell>
          <table:table-cell table:formula="of:=ROUND([.Y31];3)" office:value-type="float" office:value="1.455" calcext:value-type="float">
            <text:p>1.455</text:p>
          </table:table-cell>
          <table:table-cell table:formula="of:=ROUND([.Z31];3)" office:value-type="float" office:value="-0.068" calcext:value-type="float">
            <text:p>-0.068</text:p>
          </table:table-cell>
          <table:table-cell table:formula="of:=ROUND([.AA31];3)" office:value-type="float" office:value="3.273" calcext:value-type="float">
            <text:p>3.273</text:p>
          </table:table-cell>
          <table:table-cell table:formula="of:=ROUND([.AB31];3)" office:value-type="float" office:value="-0.005" calcext:value-type="float">
            <text:p>-0.005</text:p>
          </table:table-cell>
          <table:table-cell table:formula="of:=ROUND([.AC31];3)" office:value-type="float" office:value="2.091" calcext:value-type="float">
            <text:p>2.091</text:p>
          </table:table-cell>
          <table:table-cell table:formula="of:=ROUND([.AD31];3)" office:value-type="float" office:value="-0.086" calcext:value-type="float">
            <text:p>-0.086</text:p>
          </table:table-cell>
          <table:table-cell table:formula="of:=ROUND([.AE31];3)" office:value-type="float" office:value="1.773" calcext:value-type="float">
            <text:p>1.773</text:p>
          </table:table-cell>
          <table:table-cell table:formula="of:=ROUND([.AF31];3)" office:value-type="float" office:value="-0.006" calcext:value-type="float">
            <text:p>-0.006</text:p>
          </table:table-cell>
          <table:table-cell table:formula="of:=ROUND([.AG31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32];3)" office:value-type="float" office:value="-0.083" calcext:value-type="float">
            <text:p>-0.083</text:p>
          </table:table-cell>
          <table:table-cell table:formula="of:=ROUND([.Y32];3)" office:value-type="float" office:value="1.455" calcext:value-type="float">
            <text:p>1.455</text:p>
          </table:table-cell>
          <table:table-cell table:formula="of:=ROUND([.Z32];3)" office:value-type="float" office:value="-0.068" calcext:value-type="float">
            <text:p>-0.068</text:p>
          </table:table-cell>
          <table:table-cell table:formula="of:=ROUND([.AA32];3)" office:value-type="float" office:value="3.273" calcext:value-type="float">
            <text:p>3.273</text:p>
          </table:table-cell>
          <table:table-cell table:formula="of:=ROUND([.AB32];3)" office:value-type="float" office:value="-0.005" calcext:value-type="float">
            <text:p>-0.005</text:p>
          </table:table-cell>
          <table:table-cell table:formula="of:=ROUND([.AC32];3)" office:value-type="float" office:value="2.091" calcext:value-type="float">
            <text:p>2.091</text:p>
          </table:table-cell>
          <table:table-cell table:formula="of:=ROUND([.AD32];3)" office:value-type="float" office:value="-0.019" calcext:value-type="float">
            <text:p>-0.019</text:p>
          </table:table-cell>
          <table:table-cell table:formula="of:=ROUND([.AE32];3)" office:value-type="float" office:value="1.682" calcext:value-type="float">
            <text:p>1.682</text:p>
          </table:table-cell>
          <table:table-cell table:formula="of:=ROUND([.AF32];3)" office:value-type="float" office:value="-0.006" calcext:value-type="float">
            <text:p>-0.006</text:p>
          </table:table-cell>
          <table:table-cell table:formula="of:=ROUND([.AG32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r</text:p>
          </table:table-cell>
          <table:table-cell table:formula="of:=ROUND([.X33];3)" office:value-type="float" office:value="-0.083" calcext:value-type="float">
            <text:p>-0.083</text:p>
          </table:table-cell>
          <table:table-cell table:formula="of:=ROUND([.Y33];3)" office:value-type="float" office:value="1.455" calcext:value-type="float">
            <text:p>1.455</text:p>
          </table:table-cell>
          <table:table-cell table:formula="of:=ROUND([.Z33];3)" office:value-type="float" office:value="-0.273" calcext:value-type="float">
            <text:p>-0.273</text:p>
          </table:table-cell>
          <table:table-cell table:formula="of:=ROUND([.AA33];3)" office:value-type="float" office:value="3.545" calcext:value-type="float">
            <text:p>3.545</text:p>
          </table:table-cell>
          <table:table-cell table:formula="of:=ROUND([.AB33];3)" office:value-type="float" office:value="-0.218" calcext:value-type="float">
            <text:p>-0.218</text:p>
          </table:table-cell>
          <table:table-cell table:formula="of:=ROUND([.AC33];3)" office:value-type="float" office:value="2.364" calcext:value-type="float">
            <text:p>2.364</text:p>
          </table:table-cell>
          <table:table-cell table:formula="of:=ROUND([.AD33];3)" office:value-type="float" office:value="-0.086" calcext:value-type="float">
            <text:p>-0.086</text:p>
          </table:table-cell>
          <table:table-cell table:formula="of:=ROUND([.AE33];3)" office:value-type="float" office:value="1.773" calcext:value-type="float">
            <text:p>1.773</text:p>
          </table:table-cell>
          <table:table-cell table:formula="of:=ROUND([.AF33];3)" office:value-type="float" office:value="-1.053" calcext:value-type="float">
            <text:p>-1.053</text:p>
          </table:table-cell>
          <table:table-cell table:formula="of:=ROUND([.AG33];3)" office:value-type="float" office:value="2.136" calcext:value-type="float">
            <text:p>2.136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string" calcext:value-type="string">
            <text:p>lr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1.05259862241703" calcext:value-type="float">
            <text:p>-1.05259862241703</text:p>
          </table:table-cell>
          <table:table-cell office:value-type="float" office:value="2.13636363636364" calcext:value-type="float">
            <text:p>2.13636363636364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34];3)" office:value-type="float" office:value="-0.083" calcext:value-type="float">
            <text:p>-0.083</text:p>
          </table:table-cell>
          <table:table-cell table:formula="of:=ROUND([.Y34];3)" office:value-type="float" office:value="1.455" calcext:value-type="float">
            <text:p>1.455</text:p>
          </table:table-cell>
          <table:table-cell table:formula="of:=ROUND([.Z34];3)" office:value-type="float" office:value="-0.068" calcext:value-type="float">
            <text:p>-0.068</text:p>
          </table:table-cell>
          <table:table-cell table:formula="of:=ROUND([.AA34];3)" office:value-type="float" office:value="3.273" calcext:value-type="float">
            <text:p>3.273</text:p>
          </table:table-cell>
          <table:table-cell table:formula="of:=ROUND([.AB34];3)" office:value-type="float" office:value="-0.218" calcext:value-type="float">
            <text:p>-0.218</text:p>
          </table:table-cell>
          <table:table-cell table:formula="of:=ROUND([.AC34];3)" office:value-type="float" office:value="2.364" calcext:value-type="float">
            <text:p>2.364</text:p>
          </table:table-cell>
          <table:table-cell table:formula="of:=ROUND([.AD34];3)" office:value-type="float" office:value="-0.086" calcext:value-type="float">
            <text:p>-0.086</text:p>
          </table:table-cell>
          <table:table-cell table:formula="of:=ROUND([.AE34];3)" office:value-type="float" office:value="1.773" calcext:value-type="float">
            <text:p>1.773</text:p>
          </table:table-cell>
          <table:table-cell table:formula="of:=ROUND([.AF34];3)" office:value-type="float" office:value="-0.006" calcext:value-type="float">
            <text:p>-0.006</text:p>
          </table:table-cell>
          <table:table-cell table:formula="of:=ROUND([.AG34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35];3)" office:value-type="float" office:value="-0.083" calcext:value-type="float">
            <text:p>-0.083</text:p>
          </table:table-cell>
          <table:table-cell table:formula="of:=ROUND([.Y35];3)" office:value-type="float" office:value="1.455" calcext:value-type="float">
            <text:p>1.455</text:p>
          </table:table-cell>
          <table:table-cell table:formula="of:=ROUND([.Z35];3)" office:value-type="float" office:value="-0.068" calcext:value-type="float">
            <text:p>-0.068</text:p>
          </table:table-cell>
          <table:table-cell table:formula="of:=ROUND([.AA35];3)" office:value-type="float" office:value="3.273" calcext:value-type="float">
            <text:p>3.273</text:p>
          </table:table-cell>
          <table:table-cell table:formula="of:=ROUND([.AB35];3)" office:value-type="float" office:value="-0.005" calcext:value-type="float">
            <text:p>-0.005</text:p>
          </table:table-cell>
          <table:table-cell table:formula="of:=ROUND([.AC35];3)" office:value-type="float" office:value="2.091" calcext:value-type="float">
            <text:p>2.091</text:p>
          </table:table-cell>
          <table:table-cell table:formula="of:=ROUND([.AD35];3)" office:value-type="float" office:value="-0.019" calcext:value-type="float">
            <text:p>-0.019</text:p>
          </table:table-cell>
          <table:table-cell table:formula="of:=ROUND([.AE35];3)" office:value-type="float" office:value="1.682" calcext:value-type="float">
            <text:p>1.682</text:p>
          </table:table-cell>
          <table:table-cell table:formula="of:=ROUND([.AF35];3)" office:value-type="float" office:value="-0.006" calcext:value-type="float">
            <text:p>-0.006</text:p>
          </table:table-cell>
          <table:table-cell table:formula="of:=ROUND([.AG35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r</text:p>
          </table:table-cell>
          <table:table-cell table:formula="of:=ROUND([.X36];3)" office:value-type="float" office:value="-0.027" calcext:value-type="float">
            <text:p>-0.027</text:p>
          </table:table-cell>
          <table:table-cell table:formula="of:=ROUND([.Y36];3)" office:value-type="float" office:value="1.636" calcext:value-type="float">
            <text:p>1.636</text:p>
          </table:table-cell>
          <table:table-cell table:formula="of:=ROUND([.Z36];3)" office:value-type="float" office:value="-0.068" calcext:value-type="float">
            <text:p>-0.068</text:p>
          </table:table-cell>
          <table:table-cell table:formula="of:=ROUND([.AA36];3)" office:value-type="float" office:value="3.273" calcext:value-type="float">
            <text:p>3.273</text:p>
          </table:table-cell>
          <table:table-cell table:formula="of:=ROUND([.AB36];3)" office:value-type="float" office:value="-0.005" calcext:value-type="float">
            <text:p>-0.005</text:p>
          </table:table-cell>
          <table:table-cell table:formula="of:=ROUND([.AC36];3)" office:value-type="float" office:value="2.091" calcext:value-type="float">
            <text:p>2.091</text:p>
          </table:table-cell>
          <table:table-cell table:formula="of:=ROUND([.AD36];3)" office:value-type="float" office:value="-0.524" calcext:value-type="float">
            <text:p>-0.524</text:p>
          </table:table-cell>
          <table:table-cell table:formula="of:=ROUND([.AE36];3)" office:value-type="float" office:value="2.409" calcext:value-type="float">
            <text:p>2.409</text:p>
          </table:table-cell>
          <table:table-cell table:formula="of:=ROUND([.AF36];3)" office:value-type="float" office:value="-0.226" calcext:value-type="float">
            <text:p>-0.226</text:p>
          </table:table-cell>
          <table:table-cell table:formula="of:=ROUND([.AG36];3)" office:value-type="float" office:value="1.409" calcext:value-type="float">
            <text:p>1.409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string" calcext:value-type="string">
            <text:p>lr</text:p>
          </table:table-cell>
          <table:table-cell office:value-type="float" office:value="-0.0271646859083192" calcext:value-type="float">
            <text:p>-0.027164685908319</text:p>
          </table:table-cell>
          <table:table-cell office:value-type="float" office:value="1.63636363636364" calcext:value-type="float">
            <text:p>1.63636363636364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523918867202449" calcext:value-type="float">
            <text:p>-0.523918867202449</text:p>
          </table:table-cell>
          <table:table-cell office:value-type="float" office:value="2.40909090909091" calcext:value-type="float">
            <text:p>2.40909090909091</text:p>
          </table:table-cell>
          <table:table-cell office:value-type="float" office:value="-0.226048841577959" calcext:value-type="float">
            <text:p>-0.226048841577959</text:p>
          </table:table-cell>
          <table:table-cell office:value-type="float" office:value="1.40909090909091" calcext:value-type="float">
            <text:p>1.40909090909091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37];3)" office:value-type="float" office:value="-0.083" calcext:value-type="float">
            <text:p>-0.083</text:p>
          </table:table-cell>
          <table:table-cell table:formula="of:=ROUND([.Y37];3)" office:value-type="float" office:value="1.455" calcext:value-type="float">
            <text:p>1.455</text:p>
          </table:table-cell>
          <table:table-cell table:formula="of:=ROUND([.Z37];3)" office:value-type="float" office:value="-0.068" calcext:value-type="float">
            <text:p>-0.068</text:p>
          </table:table-cell>
          <table:table-cell table:formula="of:=ROUND([.AA37];3)" office:value-type="float" office:value="3.273" calcext:value-type="float">
            <text:p>3.273</text:p>
          </table:table-cell>
          <table:table-cell table:formula="of:=ROUND([.AB37];3)" office:value-type="float" office:value="-0.005" calcext:value-type="float">
            <text:p>-0.005</text:p>
          </table:table-cell>
          <table:table-cell table:formula="of:=ROUND([.AC37];3)" office:value-type="float" office:value="2.091" calcext:value-type="float">
            <text:p>2.091</text:p>
          </table:table-cell>
          <table:table-cell table:formula="of:=ROUND([.AD37];3)" office:value-type="float" office:value="-0.019" calcext:value-type="float">
            <text:p>-0.019</text:p>
          </table:table-cell>
          <table:table-cell table:formula="of:=ROUND([.AE37];3)" office:value-type="float" office:value="1.682" calcext:value-type="float">
            <text:p>1.682</text:p>
          </table:table-cell>
          <table:table-cell table:formula="of:=ROUND([.AF37];3)" office:value-type="float" office:value="-0.006" calcext:value-type="float">
            <text:p>-0.006</text:p>
          </table:table-cell>
          <table:table-cell table:formula="of:=ROUND([.AG37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38];3)" office:value-type="float" office:value="-0.083" calcext:value-type="float">
            <text:p>-0.083</text:p>
          </table:table-cell>
          <table:table-cell table:formula="of:=ROUND([.Y38];3)" office:value-type="float" office:value="1.455" calcext:value-type="float">
            <text:p>1.455</text:p>
          </table:table-cell>
          <table:table-cell table:formula="of:=ROUND([.Z38];3)" office:value-type="float" office:value="-0.068" calcext:value-type="float">
            <text:p>-0.068</text:p>
          </table:table-cell>
          <table:table-cell table:formula="of:=ROUND([.AA38];3)" office:value-type="float" office:value="3.273" calcext:value-type="float">
            <text:p>3.273</text:p>
          </table:table-cell>
          <table:table-cell table:formula="of:=ROUND([.AB38];3)" office:value-type="float" office:value="-0.005" calcext:value-type="float">
            <text:p>-0.005</text:p>
          </table:table-cell>
          <table:table-cell table:formula="of:=ROUND([.AC38];3)" office:value-type="float" office:value="2.091" calcext:value-type="float">
            <text:p>2.091</text:p>
          </table:table-cell>
          <table:table-cell table:formula="of:=ROUND([.AD38];3)" office:value-type="float" office:value="-0.019" calcext:value-type="float">
            <text:p>-0.019</text:p>
          </table:table-cell>
          <table:table-cell table:formula="of:=ROUND([.AE38];3)" office:value-type="float" office:value="1.682" calcext:value-type="float">
            <text:p>1.682</text:p>
          </table:table-cell>
          <table:table-cell table:formula="of:=ROUND([.AF38];3)" office:value-type="float" office:value="-0.006" calcext:value-type="float">
            <text:p>-0.006</text:p>
          </table:table-cell>
          <table:table-cell table:formula="of:=ROUND([.AG38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r</text:p>
          </table:table-cell>
          <table:table-cell table:formula="of:=ROUND([.X39];3)" office:value-type="float" office:value="-0.083" calcext:value-type="float">
            <text:p>-0.083</text:p>
          </table:table-cell>
          <table:table-cell table:formula="of:=ROUND([.Y39];3)" office:value-type="float" office:value="1.455" calcext:value-type="float">
            <text:p>1.455</text:p>
          </table:table-cell>
          <table:table-cell table:formula="of:=ROUND([.Z39];3)" office:value-type="float" office:value="-0.615" calcext:value-type="float">
            <text:p>-0.615</text:p>
          </table:table-cell>
          <table:table-cell table:formula="of:=ROUND([.AA39];3)" office:value-type="float" office:value="4" calcext:value-type="float">
            <text:p>4</text:p>
          </table:table-cell>
          <table:table-cell table:formula="of:=ROUND([.AB39];3)" office:value-type="float" office:value="-0.218" calcext:value-type="float">
            <text:p>-0.218</text:p>
          </table:table-cell>
          <table:table-cell table:formula="of:=ROUND([.AC39];3)" office:value-type="float" office:value="2.364" calcext:value-type="float">
            <text:p>2.364</text:p>
          </table:table-cell>
          <table:table-cell table:formula="of:=ROUND([.AD39];3)" office:value-type="float" office:value="-0.086" calcext:value-type="float">
            <text:p>-0.086</text:p>
          </table:table-cell>
          <table:table-cell table:formula="of:=ROUND([.AE39];3)" office:value-type="float" office:value="1.773" calcext:value-type="float">
            <text:p>1.773</text:p>
          </table:table-cell>
          <table:table-cell table:formula="of:=ROUND([.AF39];3)" office:value-type="float" office:value="-1.053" calcext:value-type="float">
            <text:p>-1.053</text:p>
          </table:table-cell>
          <table:table-cell table:formula="of:=ROUND([.AG39];3)" office:value-type="float" office:value="2.136" calcext:value-type="float">
            <text:p>2.136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string" calcext:value-type="string">
            <text:p>lr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614906832298137" calcext:value-type="float">
            <text:p>-0.614906832298137</text:p>
          </table:table-cell>
          <table:table-cell office:value-type="float" office:value="4" calcext:value-type="float">
            <text:p>4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1.05259862241703" calcext:value-type="float">
            <text:p>-1.05259862241703</text:p>
          </table:table-cell>
          <table:table-cell office:value-type="float" office:value="2.13636363636364" calcext:value-type="float">
            <text:p>2.13636363636364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40];3)" office:value-type="float" office:value="-0.55" calcext:value-type="float">
            <text:p>-0.55</text:p>
          </table:table-cell>
          <table:table-cell table:formula="of:=ROUND([.Y40];3)" office:value-type="float" office:value="2.182" calcext:value-type="float">
            <text:p>2.182</text:p>
          </table:table-cell>
          <table:table-cell table:formula="of:=ROUND([.Z40];3)" office:value-type="float" office:value="0" calcext:value-type="float">
            <text:p>0</text:p>
          </table:table-cell>
          <table:table-cell table:formula="of:=ROUND([.AA40];3)" office:value-type="float" office:value="3.182" calcext:value-type="float">
            <text:p>3.182</text:p>
          </table:table-cell>
          <table:table-cell table:formula="of:=ROUND([.AB40];3)" office:value-type="float" office:value="-0.218" calcext:value-type="float">
            <text:p>-0.218</text:p>
          </table:table-cell>
          <table:table-cell table:formula="of:=ROUND([.AC40];3)" office:value-type="float" office:value="2.364" calcext:value-type="float">
            <text:p>2.364</text:p>
          </table:table-cell>
          <table:table-cell table:formula="of:=ROUND([.AD40];3)" office:value-type="float" office:value="-0.086" calcext:value-type="float">
            <text:p>-0.086</text:p>
          </table:table-cell>
          <table:table-cell table:formula="of:=ROUND([.AE40];3)" office:value-type="float" office:value="1.773" calcext:value-type="float">
            <text:p>1.773</text:p>
          </table:table-cell>
          <table:table-cell table:formula="of:=ROUND([.AF40];3)" office:value-type="float" office:value="-0.006" calcext:value-type="float">
            <text:p>-0.006</text:p>
          </table:table-cell>
          <table:table-cell table:formula="of:=ROUND([.AG40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3.18181818181818" calcext:value-type="float">
            <text:p>3.18181818181818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41];3)" office:value-type="float" office:value="-0.083" calcext:value-type="float">
            <text:p>-0.083</text:p>
          </table:table-cell>
          <table:table-cell table:formula="of:=ROUND([.Y41];3)" office:value-type="float" office:value="1.455" calcext:value-type="float">
            <text:p>1.455</text:p>
          </table:table-cell>
          <table:table-cell table:formula="of:=ROUND([.Z41];3)" office:value-type="float" office:value="-0.068" calcext:value-type="float">
            <text:p>-0.068</text:p>
          </table:table-cell>
          <table:table-cell table:formula="of:=ROUND([.AA41];3)" office:value-type="float" office:value="3.273" calcext:value-type="float">
            <text:p>3.273</text:p>
          </table:table-cell>
          <table:table-cell table:formula="of:=ROUND([.AB41];3)" office:value-type="float" office:value="-0.005" calcext:value-type="float">
            <text:p>-0.005</text:p>
          </table:table-cell>
          <table:table-cell table:formula="of:=ROUND([.AC41];3)" office:value-type="float" office:value="2.091" calcext:value-type="float">
            <text:p>2.091</text:p>
          </table:table-cell>
          <table:table-cell table:formula="of:=ROUND([.AD41];3)" office:value-type="float" office:value="-0.019" calcext:value-type="float">
            <text:p>-0.019</text:p>
          </table:table-cell>
          <table:table-cell table:formula="of:=ROUND([.AE41];3)" office:value-type="float" office:value="1.682" calcext:value-type="float">
            <text:p>1.682</text:p>
          </table:table-cell>
          <table:table-cell table:formula="of:=ROUND([.AF41];3)" office:value-type="float" office:value="-0.006" calcext:value-type="float">
            <text:p>-0.006</text:p>
          </table:table-cell>
          <table:table-cell table:formula="of:=ROUND([.AG41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r</text:p>
          </table:table-cell>
          <table:table-cell table:formula="of:=ROUND([.X42];3)" office:value-type="float" office:value="-0.55" calcext:value-type="float">
            <text:p>-0.55</text:p>
          </table:table-cell>
          <table:table-cell table:formula="of:=ROUND([.Y42];3)" office:value-type="float" office:value="2.182" calcext:value-type="float">
            <text:p>2.182</text:p>
          </table:table-cell>
          <table:table-cell table:formula="of:=ROUND([.Z42];3)" office:value-type="float" office:value="-1.093" calcext:value-type="float">
            <text:p>-1.093</text:p>
          </table:table-cell>
          <table:table-cell table:formula="of:=ROUND([.AA42];3)" office:value-type="float" office:value="4.636" calcext:value-type="float">
            <text:p>4.636</text:p>
          </table:table-cell>
          <table:table-cell table:formula="of:=ROUND([.AB42];3)" office:value-type="float" office:value="-1.577" calcext:value-type="float">
            <text:p>-1.577</text:p>
          </table:table-cell>
          <table:table-cell table:formula="of:=ROUND([.AC42];3)" office:value-type="float" office:value="3.364" calcext:value-type="float">
            <text:p>3.364</text:p>
          </table:table-cell>
          <table:table-cell table:formula="of:=ROUND([.AD42];3)" office:value-type="float" office:value="-0.086" calcext:value-type="float">
            <text:p>-0.086</text:p>
          </table:table-cell>
          <table:table-cell table:formula="of:=ROUND([.AE42];3)" office:value-type="float" office:value="1.773" calcext:value-type="float">
            <text:p>1.773</text:p>
          </table:table-cell>
          <table:table-cell table:formula="of:=ROUND([.AF42];3)" office:value-type="float" office:value="-1.053" calcext:value-type="float">
            <text:p>-1.053</text:p>
          </table:table-cell>
          <table:table-cell table:formula="of:=ROUND([.AG42];3)" office:value-type="float" office:value="2.136" calcext:value-type="float">
            <text:p>2.13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1.09316770186335" calcext:value-type="float">
            <text:p>-1.09316770186335</text:p>
          </table:table-cell>
          <table:table-cell office:value-type="float" office:value="4.63636363636364" calcext:value-type="float">
            <text:p>4.63636363636364</text:p>
          </table:table-cell>
          <table:table-cell office:value-type="float" office:value="-1.57657657657658" calcext:value-type="float">
            <text:p>-1.57657657657658</text:p>
          </table:table-cell>
          <table:table-cell office:value-type="float" office:value="3.36363636363636" calcext:value-type="float">
            <text:p>3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1.05259862241703" calcext:value-type="float">
            <text:p>-1.05259862241703</text:p>
          </table:table-cell>
          <table:table-cell office:value-type="float" office:value="2.13636363636364" calcext:value-type="float">
            <text:p>2.13636363636364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43];3)" office:value-type="float" office:value="-0.55" calcext:value-type="float">
            <text:p>-0.55</text:p>
          </table:table-cell>
          <table:table-cell table:formula="of:=ROUND([.Y43];3)" office:value-type="float" office:value="2.182" calcext:value-type="float">
            <text:p>2.182</text:p>
          </table:table-cell>
          <table:table-cell table:formula="of:=ROUND([.Z43];3)" office:value-type="float" office:value="0" calcext:value-type="float">
            <text:p>0</text:p>
          </table:table-cell>
          <table:table-cell table:formula="of:=ROUND([.AA43];3)" office:value-type="float" office:value="3.182" calcext:value-type="float">
            <text:p>3.182</text:p>
          </table:table-cell>
          <table:table-cell table:formula="of:=ROUND([.AB43];3)" office:value-type="float" office:value="-0.741" calcext:value-type="float">
            <text:p>-0.741</text:p>
          </table:table-cell>
          <table:table-cell table:formula="of:=ROUND([.AC43];3)" office:value-type="float" office:value="2.727" calcext:value-type="float">
            <text:p>2.727</text:p>
          </table:table-cell>
          <table:table-cell table:formula="of:=ROUND([.AD43];3)" office:value-type="float" office:value="-0.086" calcext:value-type="float">
            <text:p>-0.086</text:p>
          </table:table-cell>
          <table:table-cell table:formula="of:=ROUND([.AE43];3)" office:value-type="float" office:value="1.773" calcext:value-type="float">
            <text:p>1.773</text:p>
          </table:table-cell>
          <table:table-cell table:formula="of:=ROUND([.AF43];3)" office:value-type="float" office:value="-0.006" calcext:value-type="float">
            <text:p>-0.006</text:p>
          </table:table-cell>
          <table:table-cell table:formula="of:=ROUND([.AG43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3.18181818181818" calcext:value-type="float">
            <text:p>3.18181818181818</text:p>
          </table:table-cell>
          <table:table-cell office:value-type="float" office:value="-0.741312741312742" calcext:value-type="float">
            <text:p>-0.741312741312742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44];3)" office:value-type="float" office:value="-0.083" calcext:value-type="float">
            <text:p>-0.083</text:p>
          </table:table-cell>
          <table:table-cell table:formula="of:=ROUND([.Y44];3)" office:value-type="float" office:value="1.455" calcext:value-type="float">
            <text:p>1.455</text:p>
          </table:table-cell>
          <table:table-cell table:formula="of:=ROUND([.Z44];3)" office:value-type="float" office:value="-0.068" calcext:value-type="float">
            <text:p>-0.068</text:p>
          </table:table-cell>
          <table:table-cell table:formula="of:=ROUND([.AA44];3)" office:value-type="float" office:value="3.273" calcext:value-type="float">
            <text:p>3.273</text:p>
          </table:table-cell>
          <table:table-cell table:formula="of:=ROUND([.AB44];3)" office:value-type="float" office:value="-0.005" calcext:value-type="float">
            <text:p>-0.005</text:p>
          </table:table-cell>
          <table:table-cell table:formula="of:=ROUND([.AC44];3)" office:value-type="float" office:value="2.091" calcext:value-type="float">
            <text:p>2.091</text:p>
          </table:table-cell>
          <table:table-cell table:formula="of:=ROUND([.AD44];3)" office:value-type="float" office:value="-0.019" calcext:value-type="float">
            <text:p>-0.019</text:p>
          </table:table-cell>
          <table:table-cell table:formula="of:=ROUND([.AE44];3)" office:value-type="float" office:value="1.682" calcext:value-type="float">
            <text:p>1.682</text:p>
          </table:table-cell>
          <table:table-cell table:formula="of:=ROUND([.AF44];3)" office:value-type="float" office:value="-0.006" calcext:value-type="float">
            <text:p>-0.006</text:p>
          </table:table-cell>
          <table:table-cell table:formula="of:=ROUND([.AG44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formula="of:=ROUND([.X45];3)" office:value-type="float" office:value="-0.55" calcext:value-type="float">
            <text:p>-0.55</text:p>
          </table:table-cell>
          <table:table-cell table:formula="of:=ROUND([.Y45];3)" office:value-type="float" office:value="2.182" calcext:value-type="float">
            <text:p>2.182</text:p>
          </table:table-cell>
          <table:table-cell table:formula="of:=ROUND([.Z45];3)" office:value-type="float" office:value="-1.093" calcext:value-type="float">
            <text:p>-1.093</text:p>
          </table:table-cell>
          <table:table-cell table:formula="of:=ROUND([.AA45];3)" office:value-type="float" office:value="4.636" calcext:value-type="float">
            <text:p>4.636</text:p>
          </table:table-cell>
          <table:table-cell table:formula="of:=ROUND([.AB45];3)" office:value-type="float" office:value="-0.741" calcext:value-type="float">
            <text:p>-0.741</text:p>
          </table:table-cell>
          <table:table-cell table:formula="of:=ROUND([.AC45];3)" office:value-type="float" office:value="2.727" calcext:value-type="float">
            <text:p>2.727</text:p>
          </table:table-cell>
          <table:table-cell table:formula="of:=ROUND([.AD45];3)" office:value-type="float" office:value="-0.524" calcext:value-type="float">
            <text:p>-0.524</text:p>
          </table:table-cell>
          <table:table-cell table:formula="of:=ROUND([.AE45];3)" office:value-type="float" office:value="2.409" calcext:value-type="float">
            <text:p>2.409</text:p>
          </table:table-cell>
          <table:table-cell table:formula="of:=ROUND([.AF45];3)" office:value-type="float" office:value="-1.053" calcext:value-type="float">
            <text:p>-1.053</text:p>
          </table:table-cell>
          <table:table-cell table:formula="of:=ROUND([.AG45];3)" office:value-type="float" office:value="2.136" calcext:value-type="float">
            <text:p>2.136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1.09316770186335" calcext:value-type="float">
            <text:p>-1.09316770186335</text:p>
          </table:table-cell>
          <table:table-cell office:value-type="float" office:value="4.63636363636364" calcext:value-type="float">
            <text:p>4.63636363636364</text:p>
          </table:table-cell>
          <table:table-cell office:value-type="float" office:value="-0.741312741312742" calcext:value-type="float">
            <text:p>-0.741312741312742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-0.523918867202449" calcext:value-type="float">
            <text:p>-0.523918867202449</text:p>
          </table:table-cell>
          <table:table-cell office:value-type="float" office:value="2.40909090909091" calcext:value-type="float">
            <text:p>2.40909090909091</text:p>
          </table:table-cell>
          <table:table-cell office:value-type="float" office:value="-1.05259862241703" calcext:value-type="float">
            <text:p>-1.05259862241703</text:p>
          </table:table-cell>
          <table:table-cell office:value-type="float" office:value="2.13636363636364" calcext:value-type="float">
            <text:p>2.13636363636364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46];3)" office:value-type="float" office:value="-0.55" calcext:value-type="float">
            <text:p>-0.55</text:p>
          </table:table-cell>
          <table:table-cell table:formula="of:=ROUND([.Y46];3)" office:value-type="float" office:value="2.182" calcext:value-type="float">
            <text:p>2.182</text:p>
          </table:table-cell>
          <table:table-cell table:formula="of:=ROUND([.Z46];3)" office:value-type="float" office:value="-0.068" calcext:value-type="float">
            <text:p>-0.068</text:p>
          </table:table-cell>
          <table:table-cell table:formula="of:=ROUND([.AA46];3)" office:value-type="float" office:value="3.273" calcext:value-type="float">
            <text:p>3.273</text:p>
          </table:table-cell>
          <table:table-cell table:formula="of:=ROUND([.AB46];3)" office:value-type="float" office:value="-0.005" calcext:value-type="float">
            <text:p>-0.005</text:p>
          </table:table-cell>
          <table:table-cell table:formula="of:=ROUND([.AC46];3)" office:value-type="float" office:value="2.091" calcext:value-type="float">
            <text:p>2.091</text:p>
          </table:table-cell>
          <table:table-cell table:formula="of:=ROUND([.AD46];3)" office:value-type="float" office:value="-0.086" calcext:value-type="float">
            <text:p>-0.086</text:p>
          </table:table-cell>
          <table:table-cell table:formula="of:=ROUND([.AE46];3)" office:value-type="float" office:value="1.773" calcext:value-type="float">
            <text:p>1.773</text:p>
          </table:table-cell>
          <table:table-cell table:formula="of:=ROUND([.AF46];3)" office:value-type="float" office:value="-0.006" calcext:value-type="float">
            <text:p>-0.006</text:p>
          </table:table-cell>
          <table:table-cell table:formula="of:=ROUND([.AG46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47];3)" office:value-type="float" office:value="-0.083" calcext:value-type="float">
            <text:p>-0.083</text:p>
          </table:table-cell>
          <table:table-cell table:formula="of:=ROUND([.Y47];3)" office:value-type="float" office:value="1.455" calcext:value-type="float">
            <text:p>1.455</text:p>
          </table:table-cell>
          <table:table-cell table:formula="of:=ROUND([.Z47];3)" office:value-type="float" office:value="-0.068" calcext:value-type="float">
            <text:p>-0.068</text:p>
          </table:table-cell>
          <table:table-cell table:formula="of:=ROUND([.AA47];3)" office:value-type="float" office:value="3.273" calcext:value-type="float">
            <text:p>3.273</text:p>
          </table:table-cell>
          <table:table-cell table:formula="of:=ROUND([.AB47];3)" office:value-type="float" office:value="-0.005" calcext:value-type="float">
            <text:p>-0.005</text:p>
          </table:table-cell>
          <table:table-cell table:formula="of:=ROUND([.AC47];3)" office:value-type="float" office:value="2.091" calcext:value-type="float">
            <text:p>2.091</text:p>
          </table:table-cell>
          <table:table-cell table:formula="of:=ROUND([.AD47];3)" office:value-type="float" office:value="-0.019" calcext:value-type="float">
            <text:p>-0.019</text:p>
          </table:table-cell>
          <table:table-cell table:formula="of:=ROUND([.AE47];3)" office:value-type="float" office:value="1.682" calcext:value-type="float">
            <text:p>1.682</text:p>
          </table:table-cell>
          <table:table-cell table:formula="of:=ROUND([.AF47];3)" office:value-type="float" office:value="-0.006" calcext:value-type="float">
            <text:p>-0.006</text:p>
          </table:table-cell>
          <table:table-cell table:formula="of:=ROUND([.AG47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r</text:p>
          </table:table-cell>
          <table:table-cell table:formula="of:=ROUND([.X48];3)" office:value-type="float" office:value="-0.083" calcext:value-type="float">
            <text:p>-0.083</text:p>
          </table:table-cell>
          <table:table-cell table:formula="of:=ROUND([.Y48];3)" office:value-type="float" office:value="1.455" calcext:value-type="float">
            <text:p>1.455</text:p>
          </table:table-cell>
          <table:table-cell table:formula="of:=ROUND([.Z48];3)" office:value-type="float" office:value="-0.068" calcext:value-type="float">
            <text:p>-0.068</text:p>
          </table:table-cell>
          <table:table-cell table:formula="of:=ROUND([.AA48];3)" office:value-type="float" office:value="3.273" calcext:value-type="float">
            <text:p>3.273</text:p>
          </table:table-cell>
          <table:table-cell table:formula="of:=ROUND([.AB48];3)" office:value-type="float" office:value="-0.005" calcext:value-type="float">
            <text:p>-0.005</text:p>
          </table:table-cell>
          <table:table-cell table:formula="of:=ROUND([.AC48];3)" office:value-type="float" office:value="2.091" calcext:value-type="float">
            <text:p>2.091</text:p>
          </table:table-cell>
          <table:table-cell table:formula="of:=ROUND([.AD48];3)" office:value-type="float" office:value="-0.086" calcext:value-type="float">
            <text:p>-0.086</text:p>
          </table:table-cell>
          <table:table-cell table:formula="of:=ROUND([.AE48];3)" office:value-type="float" office:value="1.773" calcext:value-type="float">
            <text:p>1.773</text:p>
          </table:table-cell>
          <table:table-cell table:formula="of:=ROUND([.AF48];3)" office:value-type="float" office:value="-0.006" calcext:value-type="float">
            <text:p>-0.006</text:p>
          </table:table-cell>
          <table:table-cell table:formula="of:=ROUND([.AG48];3)" office:value-type="float" office:value="1.227" calcext:value-type="float">
            <text:p>1.227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string" calcext:value-type="string">
            <text:p>lr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49];3)" office:value-type="float" office:value="-0.027" calcext:value-type="float">
            <text:p>-0.027</text:p>
          </table:table-cell>
          <table:table-cell table:formula="of:=ROUND([.Y49];3)" office:value-type="float" office:value="1.636" calcext:value-type="float">
            <text:p>1.636</text:p>
          </table:table-cell>
          <table:table-cell table:formula="of:=ROUND([.Z49];3)" office:value-type="float" office:value="-0.273" calcext:value-type="float">
            <text:p>-0.273</text:p>
          </table:table-cell>
          <table:table-cell table:formula="of:=ROUND([.AA49];3)" office:value-type="float" office:value="3.273" calcext:value-type="float">
            <text:p>3.273</text:p>
          </table:table-cell>
          <table:table-cell table:formula="of:=ROUND([.AB49];3)" office:value-type="float" office:value="-0.104" calcext:value-type="float">
            <text:p>-0.104</text:p>
          </table:table-cell>
          <table:table-cell table:formula="of:=ROUND([.AC49];3)" office:value-type="float" office:value="2.273" calcext:value-type="float">
            <text:p>2.273</text:p>
          </table:table-cell>
          <table:table-cell table:formula="of:=ROUND([.AD49];3)" office:value-type="float" office:value="-0.019" calcext:value-type="float">
            <text:p>-0.019</text:p>
          </table:table-cell>
          <table:table-cell table:formula="of:=ROUND([.AE49];3)" office:value-type="float" office:value="1.682" calcext:value-type="float">
            <text:p>1.682</text:p>
          </table:table-cell>
          <table:table-cell table:formula="of:=ROUND([.AF49];3)" office:value-type="float" office:value="-0.006" calcext:value-type="float">
            <text:p>-0.006</text:p>
          </table:table-cell>
          <table:table-cell table:formula="of:=ROUND([.AG49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0271646859083192" calcext:value-type="float">
            <text:p>-0.027164685908319</text:p>
          </table:table-cell>
          <table:table-cell office:value-type="float" office:value="1.63636363636364" calcext:value-type="float">
            <text:p>1.63636363636364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104247104247104" calcext:value-type="float">
            <text:p>-0.104247104247104</text:p>
          </table:table-cell>
          <table:table-cell office:value-type="float" office:value="2.27272727272727" calcext:value-type="float">
            <text:p>2.27272727272727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50];3)" office:value-type="float" office:value="-0.083" calcext:value-type="float">
            <text:p>-0.083</text:p>
          </table:table-cell>
          <table:table-cell table:formula="of:=ROUND([.Y50];3)" office:value-type="float" office:value="1.455" calcext:value-type="float">
            <text:p>1.455</text:p>
          </table:table-cell>
          <table:table-cell table:formula="of:=ROUND([.Z50];3)" office:value-type="float" office:value="-0.068" calcext:value-type="float">
            <text:p>-0.068</text:p>
          </table:table-cell>
          <table:table-cell table:formula="of:=ROUND([.AA50];3)" office:value-type="float" office:value="3.273" calcext:value-type="float">
            <text:p>3.273</text:p>
          </table:table-cell>
          <table:table-cell table:formula="of:=ROUND([.AB50];3)" office:value-type="float" office:value="-0.005" calcext:value-type="float">
            <text:p>-0.005</text:p>
          </table:table-cell>
          <table:table-cell table:formula="of:=ROUND([.AC50];3)" office:value-type="float" office:value="2.091" calcext:value-type="float">
            <text:p>2.091</text:p>
          </table:table-cell>
          <table:table-cell table:formula="of:=ROUND([.AD50];3)" office:value-type="float" office:value="-0.019" calcext:value-type="float">
            <text:p>-0.019</text:p>
          </table:table-cell>
          <table:table-cell table:formula="of:=ROUND([.AE50];3)" office:value-type="float" office:value="1.682" calcext:value-type="float">
            <text:p>1.682</text:p>
          </table:table-cell>
          <table:table-cell table:formula="of:=ROUND([.AF50];3)" office:value-type="float" office:value="-0.006" calcext:value-type="float">
            <text:p>-0.006</text:p>
          </table:table-cell>
          <table:table-cell table:formula="of:=ROUND([.AG50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r</text:p>
          </table:table-cell>
          <table:table-cell table:formula="of:=ROUND([.X51];3)" office:value-type="float" office:value="-0.55" calcext:value-type="float">
            <text:p>-0.55</text:p>
          </table:table-cell>
          <table:table-cell table:formula="of:=ROUND([.Y51];3)" office:value-type="float" office:value="2.182" calcext:value-type="float">
            <text:p>2.182</text:p>
          </table:table-cell>
          <table:table-cell table:formula="of:=ROUND([.Z51];3)" office:value-type="float" office:value="-0.273" calcext:value-type="float">
            <text:p>-0.273</text:p>
          </table:table-cell>
          <table:table-cell table:formula="of:=ROUND([.AA51];3)" office:value-type="float" office:value="3.545" calcext:value-type="float">
            <text:p>3.545</text:p>
          </table:table-cell>
          <table:table-cell table:formula="of:=ROUND([.AB51];3)" office:value-type="float" office:value="-0.218" calcext:value-type="float">
            <text:p>-0.218</text:p>
          </table:table-cell>
          <table:table-cell table:formula="of:=ROUND([.AC51];3)" office:value-type="float" office:value="2.364" calcext:value-type="float">
            <text:p>2.364</text:p>
          </table:table-cell>
          <table:table-cell table:formula="of:=ROUND([.AD51];3)" office:value-type="float" office:value="-0.086" calcext:value-type="float">
            <text:p>-0.086</text:p>
          </table:table-cell>
          <table:table-cell table:formula="of:=ROUND([.AE51];3)" office:value-type="float" office:value="1.773" calcext:value-type="float">
            <text:p>1.773</text:p>
          </table:table-cell>
          <table:table-cell table:formula="of:=ROUND([.AF51];3)" office:value-type="float" office:value="-0.006" calcext:value-type="float">
            <text:p>-0.006</text:p>
          </table:table-cell>
          <table:table-cell table:formula="of:=ROUND([.AG51];3)" office:value-type="float" office:value="1.227" calcext:value-type="float">
            <text:p>1.227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52];3)" office:value-type="float" office:value="-1.428" calcext:value-type="float">
            <text:p>-1.428</text:p>
          </table:table-cell>
          <table:table-cell table:formula="of:=ROUND([.Y52];3)" office:value-type="float" office:value="3" calcext:value-type="float">
            <text:p>3</text:p>
          </table:table-cell>
          <table:table-cell table:formula="of:=ROUND([.Z52];3)" office:value-type="float" office:value="0" calcext:value-type="float">
            <text:p>0</text:p>
          </table:table-cell>
          <table:table-cell table:formula="of:=ROUND([.AA52];3)" office:value-type="float" office:value="3.182" calcext:value-type="float">
            <text:p>3.182</text:p>
          </table:table-cell>
          <table:table-cell table:formula="of:=ROUND([.AB52];3)" office:value-type="float" office:value="-0.005" calcext:value-type="float">
            <text:p>-0.005</text:p>
          </table:table-cell>
          <table:table-cell table:formula="of:=ROUND([.AC52];3)" office:value-type="float" office:value="2.091" calcext:value-type="float">
            <text:p>2.091</text:p>
          </table:table-cell>
          <table:table-cell table:formula="of:=ROUND([.AD52];3)" office:value-type="float" office:value="-0.322" calcext:value-type="float">
            <text:p>-0.322</text:p>
          </table:table-cell>
          <table:table-cell table:formula="of:=ROUND([.AE52];3)" office:value-type="float" office:value="2.045" calcext:value-type="float">
            <text:p>2.045</text:p>
          </table:table-cell>
          <table:table-cell table:formula="of:=ROUND([.AF52];3)" office:value-type="float" office:value="-0.226" calcext:value-type="float">
            <text:p>-0.226</text:p>
          </table:table-cell>
          <table:table-cell table:formula="of:=ROUND([.AG52];3)" office:value-type="float" office:value="1.409" calcext:value-type="float">
            <text:p>1.409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1.42784380305603" calcext:value-type="float">
            <text:p>-1.427843803056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18181818181818" calcext:value-type="float">
            <text:p>3.18181818181818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321852277076158" calcext:value-type="float">
            <text:p>-0.321852277076158</text:p>
          </table:table-cell>
          <table:table-cell office:value-type="float" office:value="2.04545454545455" calcext:value-type="float">
            <text:p>2.04545454545455</text:p>
          </table:table-cell>
          <table:table-cell office:value-type="float" office:value="-0.226048841577959" calcext:value-type="float">
            <text:p>-0.226048841577959</text:p>
          </table:table-cell>
          <table:table-cell office:value-type="float" office:value="1.40909090909091" calcext:value-type="float">
            <text:p>1.40909090909091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53];3)" office:value-type="float" office:value="-0.083" calcext:value-type="float">
            <text:p>-0.083</text:p>
          </table:table-cell>
          <table:table-cell table:formula="of:=ROUND([.Y53];3)" office:value-type="float" office:value="1.455" calcext:value-type="float">
            <text:p>1.455</text:p>
          </table:table-cell>
          <table:table-cell table:formula="of:=ROUND([.Z53];3)" office:value-type="float" office:value="-0.068" calcext:value-type="float">
            <text:p>-0.068</text:p>
          </table:table-cell>
          <table:table-cell table:formula="of:=ROUND([.AA53];3)" office:value-type="float" office:value="3.273" calcext:value-type="float">
            <text:p>3.273</text:p>
          </table:table-cell>
          <table:table-cell table:formula="of:=ROUND([.AB53];3)" office:value-type="float" office:value="-0.005" calcext:value-type="float">
            <text:p>-0.005</text:p>
          </table:table-cell>
          <table:table-cell table:formula="of:=ROUND([.AC53];3)" office:value-type="float" office:value="2.091" calcext:value-type="float">
            <text:p>2.091</text:p>
          </table:table-cell>
          <table:table-cell table:formula="of:=ROUND([.AD53];3)" office:value-type="float" office:value="-0.019" calcext:value-type="float">
            <text:p>-0.019</text:p>
          </table:table-cell>
          <table:table-cell table:formula="of:=ROUND([.AE53];3)" office:value-type="float" office:value="1.682" calcext:value-type="float">
            <text:p>1.682</text:p>
          </table:table-cell>
          <table:table-cell table:formula="of:=ROUND([.AF53];3)" office:value-type="float" office:value="-0.006" calcext:value-type="float">
            <text:p>-0.006</text:p>
          </table:table-cell>
          <table:table-cell table:formula="of:=ROUND([.AG53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r</text:p>
          </table:table-cell>
          <table:table-cell table:formula="of:=ROUND([.X54];3)" office:value-type="float" office:value="-0.027" calcext:value-type="float">
            <text:p>-0.027</text:p>
          </table:table-cell>
          <table:table-cell table:formula="of:=ROUND([.Y54];3)" office:value-type="float" office:value="1.636" calcext:value-type="float">
            <text:p>1.636</text:p>
          </table:table-cell>
          <table:table-cell table:formula="of:=ROUND([.Z54];3)" office:value-type="float" office:value="-0.068" calcext:value-type="float">
            <text:p>-0.068</text:p>
          </table:table-cell>
          <table:table-cell table:formula="of:=ROUND([.AA54];3)" office:value-type="float" office:value="3.273" calcext:value-type="float">
            <text:p>3.273</text:p>
          </table:table-cell>
          <table:table-cell table:formula="of:=ROUND([.AB54];3)" office:value-type="float" office:value="-0.005" calcext:value-type="float">
            <text:p>-0.005</text:p>
          </table:table-cell>
          <table:table-cell table:formula="of:=ROUND([.AC54];3)" office:value-type="float" office:value="2.091" calcext:value-type="float">
            <text:p>2.091</text:p>
          </table:table-cell>
          <table:table-cell table:formula="of:=ROUND([.AD54];3)" office:value-type="float" office:value="-0.086" calcext:value-type="float">
            <text:p>-0.086</text:p>
          </table:table-cell>
          <table:table-cell table:formula="of:=ROUND([.AE54];3)" office:value-type="float" office:value="1.773" calcext:value-type="float">
            <text:p>1.773</text:p>
          </table:table-cell>
          <table:table-cell table:formula="of:=ROUND([.AF54];3)" office:value-type="float" office:value="-0.226" calcext:value-type="float">
            <text:p>-0.226</text:p>
          </table:table-cell>
          <table:table-cell table:formula="of:=ROUND([.AG54];3)" office:value-type="float" office:value="1.409" calcext:value-type="float">
            <text:p>1.409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string" calcext:value-type="string">
            <text:p>lr</text:p>
          </table:table-cell>
          <table:table-cell office:value-type="float" office:value="-0.0271646859083192" calcext:value-type="float">
            <text:p>-0.027164685908319</text:p>
          </table:table-cell>
          <table:table-cell office:value-type="float" office:value="1.63636363636364" calcext:value-type="float">
            <text:p>1.63636363636364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226048841577959" calcext:value-type="float">
            <text:p>-0.226048841577959</text:p>
          </table:table-cell>
          <table:table-cell office:value-type="float" office:value="1.40909090909091" calcext:value-type="float">
            <text:p>1.40909090909091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55];3)" office:value-type="float" office:value="-0.55" calcext:value-type="float">
            <text:p>-0.55</text:p>
          </table:table-cell>
          <table:table-cell table:formula="of:=ROUND([.Y55];3)" office:value-type="float" office:value="2.182" calcext:value-type="float">
            <text:p>2.182</text:p>
          </table:table-cell>
          <table:table-cell table:formula="of:=ROUND([.Z55];3)" office:value-type="float" office:value="-0.068" calcext:value-type="float">
            <text:p>-0.068</text:p>
          </table:table-cell>
          <table:table-cell table:formula="of:=ROUND([.AA55];3)" office:value-type="float" office:value="3.273" calcext:value-type="float">
            <text:p>3.273</text:p>
          </table:table-cell>
          <table:table-cell table:formula="of:=ROUND([.AB55];3)" office:value-type="float" office:value="-0.218" calcext:value-type="float">
            <text:p>-0.218</text:p>
          </table:table-cell>
          <table:table-cell table:formula="of:=ROUND([.AC55];3)" office:value-type="float" office:value="2.364" calcext:value-type="float">
            <text:p>2.364</text:p>
          </table:table-cell>
          <table:table-cell table:formula="of:=ROUND([.AD55];3)" office:value-type="float" office:value="-0.019" calcext:value-type="float">
            <text:p>-0.019</text:p>
          </table:table-cell>
          <table:table-cell table:formula="of:=ROUND([.AE55];3)" office:value-type="float" office:value="1.682" calcext:value-type="float">
            <text:p>1.682</text:p>
          </table:table-cell>
          <table:table-cell table:formula="of:=ROUND([.AF55];3)" office:value-type="float" office:value="-0.006" calcext:value-type="float">
            <text:p>-0.006</text:p>
          </table:table-cell>
          <table:table-cell table:formula="of:=ROUND([.AG55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56];3)" office:value-type="float" office:value="-0.55" calcext:value-type="float">
            <text:p>-0.55</text:p>
          </table:table-cell>
          <table:table-cell table:formula="of:=ROUND([.Y56];3)" office:value-type="float" office:value="2.182" calcext:value-type="float">
            <text:p>2.182</text:p>
          </table:table-cell>
          <table:table-cell table:formula="of:=ROUND([.Z56];3)" office:value-type="float" office:value="-0.068" calcext:value-type="float">
            <text:p>-0.068</text:p>
          </table:table-cell>
          <table:table-cell table:formula="of:=ROUND([.AA56];3)" office:value-type="float" office:value="3.273" calcext:value-type="float">
            <text:p>3.273</text:p>
          </table:table-cell>
          <table:table-cell table:formula="of:=ROUND([.AB56];3)" office:value-type="float" office:value="-0.005" calcext:value-type="float">
            <text:p>-0.005</text:p>
          </table:table-cell>
          <table:table-cell table:formula="of:=ROUND([.AC56];3)" office:value-type="float" office:value="2.091" calcext:value-type="float">
            <text:p>2.091</text:p>
          </table:table-cell>
          <table:table-cell table:formula="of:=ROUND([.AD56];3)" office:value-type="float" office:value="-0.019" calcext:value-type="float">
            <text:p>-0.019</text:p>
          </table:table-cell>
          <table:table-cell table:formula="of:=ROUND([.AE56];3)" office:value-type="float" office:value="1.682" calcext:value-type="float">
            <text:p>1.682</text:p>
          </table:table-cell>
          <table:table-cell table:formula="of:=ROUND([.AF56];3)" office:value-type="float" office:value="-0.006" calcext:value-type="float">
            <text:p>-0.006</text:p>
          </table:table-cell>
          <table:table-cell table:formula="of:=ROUND([.AG56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r</text:p>
          </table:table-cell>
          <table:table-cell table:formula="of:=ROUND([.X57];3)" office:value-type="float" office:value="-0.083" calcext:value-type="float">
            <text:p>-0.083</text:p>
          </table:table-cell>
          <table:table-cell table:formula="of:=ROUND([.Y57];3)" office:value-type="float" office:value="1.455" calcext:value-type="float">
            <text:p>1.455</text:p>
          </table:table-cell>
          <table:table-cell table:formula="of:=ROUND([.Z57];3)" office:value-type="float" office:value="-0.273" calcext:value-type="float">
            <text:p>-0.273</text:p>
          </table:table-cell>
          <table:table-cell table:formula="of:=ROUND([.AA57];3)" office:value-type="float" office:value="3.545" calcext:value-type="float">
            <text:p>3.545</text:p>
          </table:table-cell>
          <table:table-cell table:formula="of:=ROUND([.AB57];3)" office:value-type="float" office:value="-0.005" calcext:value-type="float">
            <text:p>-0.005</text:p>
          </table:table-cell>
          <table:table-cell table:formula="of:=ROUND([.AC57];3)" office:value-type="float" office:value="2.091" calcext:value-type="float">
            <text:p>2.091</text:p>
          </table:table-cell>
          <table:table-cell table:formula="of:=ROUND([.AD57];3)" office:value-type="float" office:value="-0.524" calcext:value-type="float">
            <text:p>-0.524</text:p>
          </table:table-cell>
          <table:table-cell table:formula="of:=ROUND([.AE57];3)" office:value-type="float" office:value="2.409" calcext:value-type="float">
            <text:p>2.409</text:p>
          </table:table-cell>
          <table:table-cell table:formula="of:=ROUND([.AF57];3)" office:value-type="float" office:value="-0.226" calcext:value-type="float">
            <text:p>-0.226</text:p>
          </table:table-cell>
          <table:table-cell table:formula="of:=ROUND([.AG57];3)" office:value-type="float" office:value="1.409" calcext:value-type="float">
            <text:p>1.409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string" calcext:value-type="string">
            <text:p>lr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523918867202449" calcext:value-type="float">
            <text:p>-0.523918867202449</text:p>
          </table:table-cell>
          <table:table-cell office:value-type="float" office:value="2.40909090909091" calcext:value-type="float">
            <text:p>2.40909090909091</text:p>
          </table:table-cell>
          <table:table-cell office:value-type="float" office:value="-0.226048841577959" calcext:value-type="float">
            <text:p>-0.226048841577959</text:p>
          </table:table-cell>
          <table:table-cell office:value-type="float" office:value="1.40909090909091" calcext:value-type="float">
            <text:p>1.40909090909091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58];3)" office:value-type="float" office:value="-0.083" calcext:value-type="float">
            <text:p>-0.083</text:p>
          </table:table-cell>
          <table:table-cell table:formula="of:=ROUND([.Y58];3)" office:value-type="float" office:value="1.455" calcext:value-type="float">
            <text:p>1.455</text:p>
          </table:table-cell>
          <table:table-cell table:formula="of:=ROUND([.Z58];3)" office:value-type="float" office:value="-0.068" calcext:value-type="float">
            <text:p>-0.068</text:p>
          </table:table-cell>
          <table:table-cell table:formula="of:=ROUND([.AA58];3)" office:value-type="float" office:value="3.273" calcext:value-type="float">
            <text:p>3.273</text:p>
          </table:table-cell>
          <table:table-cell table:formula="of:=ROUND([.AB58];3)" office:value-type="float" office:value="-0.005" calcext:value-type="float">
            <text:p>-0.005</text:p>
          </table:table-cell>
          <table:table-cell table:formula="of:=ROUND([.AC58];3)" office:value-type="float" office:value="2.091" calcext:value-type="float">
            <text:p>2.091</text:p>
          </table:table-cell>
          <table:table-cell table:formula="of:=ROUND([.AD58];3)" office:value-type="float" office:value="-0.019" calcext:value-type="float">
            <text:p>-0.019</text:p>
          </table:table-cell>
          <table:table-cell table:formula="of:=ROUND([.AE58];3)" office:value-type="float" office:value="1.682" calcext:value-type="float">
            <text:p>1.682</text:p>
          </table:table-cell>
          <table:table-cell table:formula="of:=ROUND([.AF58];3)" office:value-type="float" office:value="-0.006" calcext:value-type="float">
            <text:p>-0.006</text:p>
          </table:table-cell>
          <table:table-cell table:formula="of:=ROUND([.AG58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59];3)" office:value-type="float" office:value="-0.083" calcext:value-type="float">
            <text:p>-0.083</text:p>
          </table:table-cell>
          <table:table-cell table:formula="of:=ROUND([.Y59];3)" office:value-type="float" office:value="1.455" calcext:value-type="float">
            <text:p>1.455</text:p>
          </table:table-cell>
          <table:table-cell table:formula="of:=ROUND([.Z59];3)" office:value-type="float" office:value="-0.068" calcext:value-type="float">
            <text:p>-0.068</text:p>
          </table:table-cell>
          <table:table-cell table:formula="of:=ROUND([.AA59];3)" office:value-type="float" office:value="3.273" calcext:value-type="float">
            <text:p>3.273</text:p>
          </table:table-cell>
          <table:table-cell table:formula="of:=ROUND([.AB59];3)" office:value-type="float" office:value="-0.005" calcext:value-type="float">
            <text:p>-0.005</text:p>
          </table:table-cell>
          <table:table-cell table:formula="of:=ROUND([.AC59];3)" office:value-type="float" office:value="2.091" calcext:value-type="float">
            <text:p>2.091</text:p>
          </table:table-cell>
          <table:table-cell table:formula="of:=ROUND([.AD59];3)" office:value-type="float" office:value="-0.019" calcext:value-type="float">
            <text:p>-0.019</text:p>
          </table:table-cell>
          <table:table-cell table:formula="of:=ROUND([.AE59];3)" office:value-type="float" office:value="1.682" calcext:value-type="float">
            <text:p>1.682</text:p>
          </table:table-cell>
          <table:table-cell table:formula="of:=ROUND([.AF59];3)" office:value-type="float" office:value="-0.006" calcext:value-type="float">
            <text:p>-0.006</text:p>
          </table:table-cell>
          <table:table-cell table:formula="of:=ROUND([.AG59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r</text:p>
          </table:table-cell>
          <table:table-cell table:formula="of:=ROUND([.X60];3)" office:value-type="float" office:value="-0.55" calcext:value-type="float">
            <text:p>-0.55</text:p>
          </table:table-cell>
          <table:table-cell table:formula="of:=ROUND([.Y60];3)" office:value-type="float" office:value="2.182" calcext:value-type="float">
            <text:p>2.182</text:p>
          </table:table-cell>
          <table:table-cell table:formula="of:=ROUND([.Z60];3)" office:value-type="float" office:value="-1.093" calcext:value-type="float">
            <text:p>-1.093</text:p>
          </table:table-cell>
          <table:table-cell table:formula="of:=ROUND([.AA60];3)" office:value-type="float" office:value="4.636" calcext:value-type="float">
            <text:p>4.636</text:p>
          </table:table-cell>
          <table:table-cell table:formula="of:=ROUND([.AB60];3)" office:value-type="float" office:value="-0.741" calcext:value-type="float">
            <text:p>-0.741</text:p>
          </table:table-cell>
          <table:table-cell table:formula="of:=ROUND([.AC60];3)" office:value-type="float" office:value="2.727" calcext:value-type="float">
            <text:p>2.727</text:p>
          </table:table-cell>
          <table:table-cell table:formula="of:=ROUND([.AD60];3)" office:value-type="float" office:value="-0.524" calcext:value-type="float">
            <text:p>-0.524</text:p>
          </table:table-cell>
          <table:table-cell table:formula="of:=ROUND([.AE60];3)" office:value-type="float" office:value="2.409" calcext:value-type="float">
            <text:p>2.409</text:p>
          </table:table-cell>
          <table:table-cell table:formula="of:=ROUND([.AF60];3)" office:value-type="float" office:value="-0.006" calcext:value-type="float">
            <text:p>-0.006</text:p>
          </table:table-cell>
          <table:table-cell table:formula="of:=ROUND([.AG60];3)" office:value-type="float" office:value="1.227" calcext:value-type="float">
            <text:p>1.227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1.09316770186335" calcext:value-type="float">
            <text:p>-1.09316770186335</text:p>
          </table:table-cell>
          <table:table-cell office:value-type="float" office:value="4.63636363636364" calcext:value-type="float">
            <text:p>4.63636363636364</text:p>
          </table:table-cell>
          <table:table-cell office:value-type="float" office:value="-0.741312741312742" calcext:value-type="float">
            <text:p>-0.741312741312742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-0.523918867202449" calcext:value-type="float">
            <text:p>-0.523918867202449</text:p>
          </table:table-cell>
          <table:table-cell office:value-type="float" office:value="2.40909090909091" calcext:value-type="float">
            <text:p>2.40909090909091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61];3)" office:value-type="float" office:value="-0.55" calcext:value-type="float">
            <text:p>-0.55</text:p>
          </table:table-cell>
          <table:table-cell table:formula="of:=ROUND([.Y61];3)" office:value-type="float" office:value="2.182" calcext:value-type="float">
            <text:p>2.182</text:p>
          </table:table-cell>
          <table:table-cell table:formula="of:=ROUND([.Z61];3)" office:value-type="float" office:value="-0.615" calcext:value-type="float">
            <text:p>-0.615</text:p>
          </table:table-cell>
          <table:table-cell table:formula="of:=ROUND([.AA61];3)" office:value-type="float" office:value="4" calcext:value-type="float">
            <text:p>4</text:p>
          </table:table-cell>
          <table:table-cell table:formula="of:=ROUND([.AB61];3)" office:value-type="float" office:value="-1.577" calcext:value-type="float">
            <text:p>-1.577</text:p>
          </table:table-cell>
          <table:table-cell table:formula="of:=ROUND([.AC61];3)" office:value-type="float" office:value="3.364" calcext:value-type="float">
            <text:p>3.364</text:p>
          </table:table-cell>
          <table:table-cell table:formula="of:=ROUND([.AD61];3)" office:value-type="float" office:value="-0.524" calcext:value-type="float">
            <text:p>-0.524</text:p>
          </table:table-cell>
          <table:table-cell table:formula="of:=ROUND([.AE61];3)" office:value-type="float" office:value="2.409" calcext:value-type="float">
            <text:p>2.409</text:p>
          </table:table-cell>
          <table:table-cell table:formula="of:=ROUND([.AF61];3)" office:value-type="float" office:value="-0.006" calcext:value-type="float">
            <text:p>-0.006</text:p>
          </table:table-cell>
          <table:table-cell table:formula="of:=ROUND([.AG61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614906832298137" calcext:value-type="float">
            <text:p>-0.614906832298137</text:p>
          </table:table-cell>
          <table:table-cell office:value-type="float" office:value="4" calcext:value-type="float">
            <text:p>4</text:p>
          </table:table-cell>
          <table:table-cell office:value-type="float" office:value="-1.57657657657658" calcext:value-type="float">
            <text:p>-1.57657657657658</text:p>
          </table:table-cell>
          <table:table-cell office:value-type="float" office:value="3.36363636363636" calcext:value-type="float">
            <text:p>3.36363636363636</text:p>
          </table:table-cell>
          <table:table-cell office:value-type="float" office:value="-0.523918867202449" calcext:value-type="float">
            <text:p>-0.523918867202449</text:p>
          </table:table-cell>
          <table:table-cell office:value-type="float" office:value="2.40909090909091" calcext:value-type="float">
            <text:p>2.40909090909091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62];3)" office:value-type="float" office:value="-0.55" calcext:value-type="float">
            <text:p>-0.55</text:p>
          </table:table-cell>
          <table:table-cell table:formula="of:=ROUND([.Y62];3)" office:value-type="float" office:value="2.182" calcext:value-type="float">
            <text:p>2.182</text:p>
          </table:table-cell>
          <table:table-cell table:formula="of:=ROUND([.Z62];3)" office:value-type="float" office:value="-0.273" calcext:value-type="float">
            <text:p>-0.273</text:p>
          </table:table-cell>
          <table:table-cell table:formula="of:=ROUND([.AA62];3)" office:value-type="float" office:value="3.545" calcext:value-type="float">
            <text:p>3.545</text:p>
          </table:table-cell>
          <table:table-cell table:formula="of:=ROUND([.AB62];3)" office:value-type="float" office:value="-0.218" calcext:value-type="float">
            <text:p>-0.218</text:p>
          </table:table-cell>
          <table:table-cell table:formula="of:=ROUND([.AC62];3)" office:value-type="float" office:value="2.364" calcext:value-type="float">
            <text:p>2.364</text:p>
          </table:table-cell>
          <table:table-cell table:formula="of:=ROUND([.AD62];3)" office:value-type="float" office:value="-0.086" calcext:value-type="float">
            <text:p>-0.086</text:p>
          </table:table-cell>
          <table:table-cell table:formula="of:=ROUND([.AE62];3)" office:value-type="float" office:value="1.773" calcext:value-type="float">
            <text:p>1.773</text:p>
          </table:table-cell>
          <table:table-cell table:formula="of:=ROUND([.AF62];3)" office:value-type="float" office:value="-0.006" calcext:value-type="float">
            <text:p>-0.006</text:p>
          </table:table-cell>
          <table:table-cell table:formula="of:=ROUND([.AG62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r</text:p>
          </table:table-cell>
          <table:table-cell table:formula="of:=ROUND([.X63];3)" office:value-type="float" office:value="-0.083" calcext:value-type="float">
            <text:p>-0.083</text:p>
          </table:table-cell>
          <table:table-cell table:formula="of:=ROUND([.Y63];3)" office:value-type="float" office:value="1.455" calcext:value-type="float">
            <text:p>1.455</text:p>
          </table:table-cell>
          <table:table-cell table:formula="of:=ROUND([.Z63];3)" office:value-type="float" office:value="-0.273" calcext:value-type="float">
            <text:p>-0.273</text:p>
          </table:table-cell>
          <table:table-cell table:formula="of:=ROUND([.AA63];3)" office:value-type="float" office:value="3.545" calcext:value-type="float">
            <text:p>3.545</text:p>
          </table:table-cell>
          <table:table-cell table:formula="of:=ROUND([.AB63];3)" office:value-type="float" office:value="-0.005" calcext:value-type="float">
            <text:p>-0.005</text:p>
          </table:table-cell>
          <table:table-cell table:formula="of:=ROUND([.AC63];3)" office:value-type="float" office:value="2.091" calcext:value-type="float">
            <text:p>2.091</text:p>
          </table:table-cell>
          <table:table-cell table:formula="of:=ROUND([.AD63];3)" office:value-type="float" office:value="-0.086" calcext:value-type="float">
            <text:p>-0.086</text:p>
          </table:table-cell>
          <table:table-cell table:formula="of:=ROUND([.AE63];3)" office:value-type="float" office:value="1.773" calcext:value-type="float">
            <text:p>1.773</text:p>
          </table:table-cell>
          <table:table-cell table:formula="of:=ROUND([.AF63];3)" office:value-type="float" office:value="-0.226" calcext:value-type="float">
            <text:p>-0.226</text:p>
          </table:table-cell>
          <table:table-cell table:formula="of:=ROUND([.AG63];3)" office:value-type="float" office:value="1.409" calcext:value-type="float">
            <text:p>1.409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string" calcext:value-type="string">
            <text:p>lr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273291925465839" calcext:value-type="float">
            <text:p>-0.273291925465839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226048841577959" calcext:value-type="float">
            <text:p>-0.226048841577959</text:p>
          </table:table-cell>
          <table:table-cell office:value-type="float" office:value="1.40909090909091" calcext:value-type="float">
            <text:p>1.40909090909091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64];3)" office:value-type="float" office:value="-0.55" calcext:value-type="float">
            <text:p>-0.55</text:p>
          </table:table-cell>
          <table:table-cell table:formula="of:=ROUND([.Y64];3)" office:value-type="float" office:value="2.182" calcext:value-type="float">
            <text:p>2.182</text:p>
          </table:table-cell>
          <table:table-cell table:formula="of:=ROUND([.Z64];3)" office:value-type="float" office:value="-0.068" calcext:value-type="float">
            <text:p>-0.068</text:p>
          </table:table-cell>
          <table:table-cell table:formula="of:=ROUND([.AA64];3)" office:value-type="float" office:value="3.273" calcext:value-type="float">
            <text:p>3.273</text:p>
          </table:table-cell>
          <table:table-cell table:formula="of:=ROUND([.AB64];3)" office:value-type="float" office:value="-0.005" calcext:value-type="float">
            <text:p>-0.005</text:p>
          </table:table-cell>
          <table:table-cell table:formula="of:=ROUND([.AC64];3)" office:value-type="float" office:value="2.091" calcext:value-type="float">
            <text:p>2.091</text:p>
          </table:table-cell>
          <table:table-cell table:formula="of:=ROUND([.AD64];3)" office:value-type="float" office:value="-0.019" calcext:value-type="float">
            <text:p>-0.019</text:p>
          </table:table-cell>
          <table:table-cell table:formula="of:=ROUND([.AE64];3)" office:value-type="float" office:value="1.682" calcext:value-type="float">
            <text:p>1.682</text:p>
          </table:table-cell>
          <table:table-cell table:formula="of:=ROUND([.AF64];3)" office:value-type="float" office:value="-0.006" calcext:value-type="float">
            <text:p>-0.006</text:p>
          </table:table-cell>
          <table:table-cell table:formula="of:=ROUND([.AG64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65];3)" office:value-type="float" office:value="-0.083" calcext:value-type="float">
            <text:p>-0.083</text:p>
          </table:table-cell>
          <table:table-cell table:formula="of:=ROUND([.Y65];3)" office:value-type="float" office:value="1.455" calcext:value-type="float">
            <text:p>1.455</text:p>
          </table:table-cell>
          <table:table-cell table:formula="of:=ROUND([.Z65];3)" office:value-type="float" office:value="-0.068" calcext:value-type="float">
            <text:p>-0.068</text:p>
          </table:table-cell>
          <table:table-cell table:formula="of:=ROUND([.AA65];3)" office:value-type="float" office:value="3.273" calcext:value-type="float">
            <text:p>3.273</text:p>
          </table:table-cell>
          <table:table-cell table:formula="of:=ROUND([.AB65];3)" office:value-type="float" office:value="-0.005" calcext:value-type="float">
            <text:p>-0.005</text:p>
          </table:table-cell>
          <table:table-cell table:formula="of:=ROUND([.AC65];3)" office:value-type="float" office:value="2.091" calcext:value-type="float">
            <text:p>2.091</text:p>
          </table:table-cell>
          <table:table-cell table:formula="of:=ROUND([.AD65];3)" office:value-type="float" office:value="-0.019" calcext:value-type="float">
            <text:p>-0.019</text:p>
          </table:table-cell>
          <table:table-cell table:formula="of:=ROUND([.AE65];3)" office:value-type="float" office:value="1.682" calcext:value-type="float">
            <text:p>1.682</text:p>
          </table:table-cell>
          <table:table-cell table:formula="of:=ROUND([.AF65];3)" office:value-type="float" office:value="-0.006" calcext:value-type="float">
            <text:p>-0.006</text:p>
          </table:table-cell>
          <table:table-cell table:formula="of:=ROUND([.AG65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r</text:p>
          </table:table-cell>
          <table:table-cell table:formula="of:=ROUND([.X66];3)" office:value-type="float" office:value="-0.027" calcext:value-type="float">
            <text:p>-0.027</text:p>
          </table:table-cell>
          <table:table-cell table:formula="of:=ROUND([.Y66];3)" office:value-type="float" office:value="1.636" calcext:value-type="float">
            <text:p>1.636</text:p>
          </table:table-cell>
          <table:table-cell table:formula="of:=ROUND([.Z66];3)" office:value-type="float" office:value="-0.068" calcext:value-type="float">
            <text:p>-0.068</text:p>
          </table:table-cell>
          <table:table-cell table:formula="of:=ROUND([.AA66];3)" office:value-type="float" office:value="3.273" calcext:value-type="float">
            <text:p>3.273</text:p>
          </table:table-cell>
          <table:table-cell table:formula="of:=ROUND([.AB66];3)" office:value-type="float" office:value="-0.005" calcext:value-type="float">
            <text:p>-0.005</text:p>
          </table:table-cell>
          <table:table-cell table:formula="of:=ROUND([.AC66];3)" office:value-type="float" office:value="2.091" calcext:value-type="float">
            <text:p>2.091</text:p>
          </table:table-cell>
          <table:table-cell table:formula="of:=ROUND([.AD66];3)" office:value-type="float" office:value="-0.019" calcext:value-type="float">
            <text:p>-0.019</text:p>
          </table:table-cell>
          <table:table-cell table:formula="of:=ROUND([.AE66];3)" office:value-type="float" office:value="1.682" calcext:value-type="float">
            <text:p>1.682</text:p>
          </table:table-cell>
          <table:table-cell table:formula="of:=ROUND([.AF66];3)" office:value-type="float" office:value="-1.053" calcext:value-type="float">
            <text:p>-1.053</text:p>
          </table:table-cell>
          <table:table-cell table:formula="of:=ROUND([.AG66];3)" office:value-type="float" office:value="2.136" calcext:value-type="float">
            <text:p>2.136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string" calcext:value-type="string">
            <text:p>lr</text:p>
          </table:table-cell>
          <table:table-cell office:value-type="float" office:value="-0.0271646859083192" calcext:value-type="float">
            <text:p>-0.027164685908319</text:p>
          </table:table-cell>
          <table:table-cell office:value-type="float" office:value="1.63636363636364" calcext:value-type="float">
            <text:p>1.63636363636364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1.05259862241703" calcext:value-type="float">
            <text:p>-1.05259862241703</text:p>
          </table:table-cell>
          <table:table-cell office:value-type="float" office:value="2.13636363636364" calcext:value-type="float">
            <text:p>2.13636363636364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67];3)" office:value-type="float" office:value="-0.55" calcext:value-type="float">
            <text:p>-0.55</text:p>
          </table:table-cell>
          <table:table-cell table:formula="of:=ROUND([.Y67];3)" office:value-type="float" office:value="2.182" calcext:value-type="float">
            <text:p>2.182</text:p>
          </table:table-cell>
          <table:table-cell table:formula="of:=ROUND([.Z67];3)" office:value-type="float" office:value="-0.068" calcext:value-type="float">
            <text:p>-0.068</text:p>
          </table:table-cell>
          <table:table-cell table:formula="of:=ROUND([.AA67];3)" office:value-type="float" office:value="3.273" calcext:value-type="float">
            <text:p>3.273</text:p>
          </table:table-cell>
          <table:table-cell table:formula="of:=ROUND([.AB67];3)" office:value-type="float" office:value="-0.218" calcext:value-type="float">
            <text:p>-0.218</text:p>
          </table:table-cell>
          <table:table-cell table:formula="of:=ROUND([.AC67];3)" office:value-type="float" office:value="2.364" calcext:value-type="float">
            <text:p>2.364</text:p>
          </table:table-cell>
          <table:table-cell table:formula="of:=ROUND([.AD67];3)" office:value-type="float" office:value="-0.086" calcext:value-type="float">
            <text:p>-0.086</text:p>
          </table:table-cell>
          <table:table-cell table:formula="of:=ROUND([.AE67];3)" office:value-type="float" office:value="1.773" calcext:value-type="float">
            <text:p>1.773</text:p>
          </table:table-cell>
          <table:table-cell table:formula="of:=ROUND([.AF67];3)" office:value-type="float" office:value="-0.006" calcext:value-type="float">
            <text:p>-0.006</text:p>
          </table:table-cell>
          <table:table-cell table:formula="of:=ROUND([.AG67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68];3)" office:value-type="float" office:value="-0.083" calcext:value-type="float">
            <text:p>-0.083</text:p>
          </table:table-cell>
          <table:table-cell table:formula="of:=ROUND([.Y68];3)" office:value-type="float" office:value="1.455" calcext:value-type="float">
            <text:p>1.455</text:p>
          </table:table-cell>
          <table:table-cell table:formula="of:=ROUND([.Z68];3)" office:value-type="float" office:value="-0.068" calcext:value-type="float">
            <text:p>-0.068</text:p>
          </table:table-cell>
          <table:table-cell table:formula="of:=ROUND([.AA68];3)" office:value-type="float" office:value="3.273" calcext:value-type="float">
            <text:p>3.273</text:p>
          </table:table-cell>
          <table:table-cell table:formula="of:=ROUND([.AB68];3)" office:value-type="float" office:value="-0.005" calcext:value-type="float">
            <text:p>-0.005</text:p>
          </table:table-cell>
          <table:table-cell table:formula="of:=ROUND([.AC68];3)" office:value-type="float" office:value="2.091" calcext:value-type="float">
            <text:p>2.091</text:p>
          </table:table-cell>
          <table:table-cell table:formula="of:=ROUND([.AD68];3)" office:value-type="float" office:value="-0.019" calcext:value-type="float">
            <text:p>-0.019</text:p>
          </table:table-cell>
          <table:table-cell table:formula="of:=ROUND([.AE68];3)" office:value-type="float" office:value="1.682" calcext:value-type="float">
            <text:p>1.682</text:p>
          </table:table-cell>
          <table:table-cell table:formula="of:=ROUND([.AF68];3)" office:value-type="float" office:value="-0.006" calcext:value-type="float">
            <text:p>-0.006</text:p>
          </table:table-cell>
          <table:table-cell table:formula="of:=ROUND([.AG68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r</text:p>
          </table:table-cell>
          <table:table-cell table:formula="of:=ROUND([.X69];3)" office:value-type="float" office:value="-0.55" calcext:value-type="float">
            <text:p>-0.55</text:p>
          </table:table-cell>
          <table:table-cell table:formula="of:=ROUND([.Y69];3)" office:value-type="float" office:value="2.182" calcext:value-type="float">
            <text:p>2.182</text:p>
          </table:table-cell>
          <table:table-cell table:formula="of:=ROUND([.Z69];3)" office:value-type="float" office:value="-0.615" calcext:value-type="float">
            <text:p>-0.615</text:p>
          </table:table-cell>
          <table:table-cell table:formula="of:=ROUND([.AA69];3)" office:value-type="float" office:value="4" calcext:value-type="float">
            <text:p>4</text:p>
          </table:table-cell>
          <table:table-cell table:formula="of:=ROUND([.AB69];3)" office:value-type="float" office:value="-0.741" calcext:value-type="float">
            <text:p>-0.741</text:p>
          </table:table-cell>
          <table:table-cell table:formula="of:=ROUND([.AC69];3)" office:value-type="float" office:value="2.727" calcext:value-type="float">
            <text:p>2.727</text:p>
          </table:table-cell>
          <table:table-cell table:formula="of:=ROUND([.AD69];3)" office:value-type="float" office:value="-0.086" calcext:value-type="float">
            <text:p>-0.086</text:p>
          </table:table-cell>
          <table:table-cell table:formula="of:=ROUND([.AE69];3)" office:value-type="float" office:value="1.773" calcext:value-type="float">
            <text:p>1.773</text:p>
          </table:table-cell>
          <table:table-cell table:formula="of:=ROUND([.AF69];3)" office:value-type="float" office:value="-0.226" calcext:value-type="float">
            <text:p>-0.226</text:p>
          </table:table-cell>
          <table:table-cell table:formula="of:=ROUND([.AG69];3)" office:value-type="float" office:value="1.409" calcext:value-type="float">
            <text:p>1.409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614906832298137" calcext:value-type="float">
            <text:p>-0.614906832298137</text:p>
          </table:table-cell>
          <table:table-cell office:value-type="float" office:value="4" calcext:value-type="float">
            <text:p>4</text:p>
          </table:table-cell>
          <table:table-cell office:value-type="float" office:value="-0.741312741312742" calcext:value-type="float">
            <text:p>-0.741312741312742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226048841577959" calcext:value-type="float">
            <text:p>-0.226048841577959</text:p>
          </table:table-cell>
          <table:table-cell office:value-type="float" office:value="1.40909090909091" calcext:value-type="float">
            <text:p>1.40909090909091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70];3)" office:value-type="float" office:value="-0.55" calcext:value-type="float">
            <text:p>-0.55</text:p>
          </table:table-cell>
          <table:table-cell table:formula="of:=ROUND([.Y70];3)" office:value-type="float" office:value="2.182" calcext:value-type="float">
            <text:p>2.182</text:p>
          </table:table-cell>
          <table:table-cell table:formula="of:=ROUND([.Z70];3)" office:value-type="float" office:value="-0.068" calcext:value-type="float">
            <text:p>-0.068</text:p>
          </table:table-cell>
          <table:table-cell table:formula="of:=ROUND([.AA70];3)" office:value-type="float" office:value="3.273" calcext:value-type="float">
            <text:p>3.273</text:p>
          </table:table-cell>
          <table:table-cell table:formula="of:=ROUND([.AB70];3)" office:value-type="float" office:value="-0.005" calcext:value-type="float">
            <text:p>-0.005</text:p>
          </table:table-cell>
          <table:table-cell table:formula="of:=ROUND([.AC70];3)" office:value-type="float" office:value="2.091" calcext:value-type="float">
            <text:p>2.091</text:p>
          </table:table-cell>
          <table:table-cell table:formula="of:=ROUND([.AD70];3)" office:value-type="float" office:value="-0.086" calcext:value-type="float">
            <text:p>-0.086</text:p>
          </table:table-cell>
          <table:table-cell table:formula="of:=ROUND([.AE70];3)" office:value-type="float" office:value="1.773" calcext:value-type="float">
            <text:p>1.773</text:p>
          </table:table-cell>
          <table:table-cell table:formula="of:=ROUND([.AF70];3)" office:value-type="float" office:value="-0.006" calcext:value-type="float">
            <text:p>-0.006</text:p>
          </table:table-cell>
          <table:table-cell table:formula="of:=ROUND([.AG70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861079219288174" calcext:value-type="float">
            <text:p>-0.086107921928818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71];3)" office:value-type="float" office:value="-0.55" calcext:value-type="float">
            <text:p>-0.55</text:p>
          </table:table-cell>
          <table:table-cell table:formula="of:=ROUND([.Y71];3)" office:value-type="float" office:value="2.182" calcext:value-type="float">
            <text:p>2.182</text:p>
          </table:table-cell>
          <table:table-cell table:formula="of:=ROUND([.Z71];3)" office:value-type="float" office:value="-0.068" calcext:value-type="float">
            <text:p>-0.068</text:p>
          </table:table-cell>
          <table:table-cell table:formula="of:=ROUND([.AA71];3)" office:value-type="float" office:value="3.273" calcext:value-type="float">
            <text:p>3.273</text:p>
          </table:table-cell>
          <table:table-cell table:formula="of:=ROUND([.AB71];3)" office:value-type="float" office:value="-0.218" calcext:value-type="float">
            <text:p>-0.218</text:p>
          </table:table-cell>
          <table:table-cell table:formula="of:=ROUND([.AC71];3)" office:value-type="float" office:value="2.364" calcext:value-type="float">
            <text:p>2.364</text:p>
          </table:table-cell>
          <table:table-cell table:formula="of:=ROUND([.AD71];3)" office:value-type="float" office:value="-0.019" calcext:value-type="float">
            <text:p>-0.019</text:p>
          </table:table-cell>
          <table:table-cell table:formula="of:=ROUND([.AE71];3)" office:value-type="float" office:value="1.682" calcext:value-type="float">
            <text:p>1.682</text:p>
          </table:table-cell>
          <table:table-cell table:formula="of:=ROUND([.AF71];3)" office:value-type="float" office:value="-0.006" calcext:value-type="float">
            <text:p>-0.006</text:p>
          </table:table-cell>
          <table:table-cell table:formula="of:=ROUND([.AG71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r</text:p>
          </table:table-cell>
          <table:table-cell table:formula="of:=ROUND([.X72];3)" office:value-type="float" office:value="-0.55" calcext:value-type="float">
            <text:p>-0.55</text:p>
          </table:table-cell>
          <table:table-cell table:formula="of:=ROUND([.Y72];3)" office:value-type="float" office:value="2.182" calcext:value-type="float">
            <text:p>2.182</text:p>
          </table:table-cell>
          <table:table-cell table:formula="of:=ROUND([.Z72];3)" office:value-type="float" office:value="-1.093" calcext:value-type="float">
            <text:p>-1.093</text:p>
          </table:table-cell>
          <table:table-cell table:formula="of:=ROUND([.AA72];3)" office:value-type="float" office:value="4.636" calcext:value-type="float">
            <text:p>4.636</text:p>
          </table:table-cell>
          <table:table-cell table:formula="of:=ROUND([.AB72];3)" office:value-type="float" office:value="-0.741" calcext:value-type="float">
            <text:p>-0.741</text:p>
          </table:table-cell>
          <table:table-cell table:formula="of:=ROUND([.AC72];3)" office:value-type="float" office:value="2.727" calcext:value-type="float">
            <text:p>2.727</text:p>
          </table:table-cell>
          <table:table-cell table:formula="of:=ROUND([.AD72];3)" office:value-type="float" office:value="-0.524" calcext:value-type="float">
            <text:p>-0.524</text:p>
          </table:table-cell>
          <table:table-cell table:formula="of:=ROUND([.AE72];3)" office:value-type="float" office:value="2.409" calcext:value-type="float">
            <text:p>2.409</text:p>
          </table:table-cell>
          <table:table-cell table:formula="of:=ROUND([.AF72];3)" office:value-type="float" office:value="-1.053" calcext:value-type="float">
            <text:p>-1.053</text:p>
          </table:table-cell>
          <table:table-cell table:formula="of:=ROUND([.AG72];3)" office:value-type="float" office:value="2.136" calcext:value-type="float">
            <text:p>2.136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string" calcext:value-type="string">
            <text:p>lr</text:p>
          </table:table-cell>
          <table:table-cell office:value-type="float" office:value="-0.550084889643463" calcext:value-type="float">
            <text:p>-0.550084889643463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-1.09316770186335" calcext:value-type="float">
            <text:p>-1.09316770186335</text:p>
          </table:table-cell>
          <table:table-cell office:value-type="float" office:value="4.63636363636364" calcext:value-type="float">
            <text:p>4.63636363636364</text:p>
          </table:table-cell>
          <table:table-cell office:value-type="float" office:value="-0.741312741312742" calcext:value-type="float">
            <text:p>-0.741312741312742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-0.523918867202449" calcext:value-type="float">
            <text:p>-0.523918867202449</text:p>
          </table:table-cell>
          <table:table-cell office:value-type="float" office:value="2.40909090909091" calcext:value-type="float">
            <text:p>2.40909090909091</text:p>
          </table:table-cell>
          <table:table-cell office:value-type="float" office:value="-1.05259862241703" calcext:value-type="float">
            <text:p>-1.05259862241703</text:p>
          </table:table-cell>
          <table:table-cell office:value-type="float" office:value="2.13636363636364" calcext:value-type="float">
            <text:p>2.13636363636364</text:p>
          </table:table-cell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table:formula="of:=ROUND([.X73];3)" office:value-type="float" office:value="-0.083" calcext:value-type="float">
            <text:p>-0.083</text:p>
          </table:table-cell>
          <table:table-cell table:formula="of:=ROUND([.Y73];3)" office:value-type="float" office:value="1.455" calcext:value-type="float">
            <text:p>1.455</text:p>
          </table:table-cell>
          <table:table-cell table:formula="of:=ROUND([.Z73];3)" office:value-type="float" office:value="-0.068" calcext:value-type="float">
            <text:p>-0.068</text:p>
          </table:table-cell>
          <table:table-cell table:formula="of:=ROUND([.AA73];3)" office:value-type="float" office:value="3.273" calcext:value-type="float">
            <text:p>3.273</text:p>
          </table:table-cell>
          <table:table-cell table:formula="of:=ROUND([.AB73];3)" office:value-type="float" office:value="-0.218" calcext:value-type="float">
            <text:p>-0.218</text:p>
          </table:table-cell>
          <table:table-cell table:formula="of:=ROUND([.AC73];3)" office:value-type="float" office:value="2.364" calcext:value-type="float">
            <text:p>2.364</text:p>
          </table:table-cell>
          <table:table-cell table:formula="of:=ROUND([.AD73];3)" office:value-type="float" office:value="-0.019" calcext:value-type="float">
            <text:p>-0.019</text:p>
          </table:table-cell>
          <table:table-cell table:formula="of:=ROUND([.AE73];3)" office:value-type="float" office:value="1.682" calcext:value-type="float">
            <text:p>1.682</text:p>
          </table:table-cell>
          <table:table-cell table:formula="of:=ROUND([.AF73];3)" office:value-type="float" office:value="-0.006" calcext:value-type="float">
            <text:p>-0.006</text:p>
          </table:table-cell>
          <table:table-cell table:formula="of:=ROUND([.AG73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gb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217503217503218" calcext:value-type="float">
            <text:p>-0.217503217503218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formula="of:=ROUND([.X74];3)" office:value-type="float" office:value="-0.083" calcext:value-type="float">
            <text:p>-0.083</text:p>
          </table:table-cell>
          <table:table-cell table:formula="of:=ROUND([.Y74];3)" office:value-type="float" office:value="1.455" calcext:value-type="float">
            <text:p>1.455</text:p>
          </table:table-cell>
          <table:table-cell table:formula="of:=ROUND([.Z74];3)" office:value-type="float" office:value="-0.068" calcext:value-type="float">
            <text:p>-0.068</text:p>
          </table:table-cell>
          <table:table-cell table:formula="of:=ROUND([.AA74];3)" office:value-type="float" office:value="3.273" calcext:value-type="float">
            <text:p>3.273</text:p>
          </table:table-cell>
          <table:table-cell table:formula="of:=ROUND([.AB74];3)" office:value-type="float" office:value="-0.005" calcext:value-type="float">
            <text:p>-0.005</text:p>
          </table:table-cell>
          <table:table-cell table:formula="of:=ROUND([.AC74];3)" office:value-type="float" office:value="2.091" calcext:value-type="float">
            <text:p>2.091</text:p>
          </table:table-cell>
          <table:table-cell table:formula="of:=ROUND([.AD74];3)" office:value-type="float" office:value="-0.019" calcext:value-type="float">
            <text:p>-0.019</text:p>
          </table:table-cell>
          <table:table-cell table:formula="of:=ROUND([.AE74];3)" office:value-type="float" office:value="1.682" calcext:value-type="float">
            <text:p>1.682</text:p>
          </table:table-cell>
          <table:table-cell table:formula="of:=ROUND([.AF74];3)" office:value-type="float" office:value="-0.006" calcext:value-type="float">
            <text:p>-0.006</text:p>
          </table:table-cell>
          <table:table-cell table:formula="of:=ROUND([.AG74];3)" office:value-type="float" office:value="1.227" calcext:value-type="float">
            <text:p>1.227</text:p>
          </table:table-cell>
          <table:table-cell table:number-columns-repeated="10"/>
          <table:table-cell office:value-type="string" calcext:value-type="string">
            <text:p>multi</text:p>
          </table:table-cell>
          <table:table-cell office:value-type="float" office:value="-0.0831918505942275" calcext:value-type="float">
            <text:p>-0.08319185059422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0683229813664597" calcext:value-type="float">
            <text:p>-0.06832298136646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-0.00514800514800529" calcext:value-type="float">
            <text:p>-0.0051480051480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-0.0187523918867203" calcext:value-type="float">
            <text:p>-0.0187523918867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-0.0056355666875394" calcext:value-type="float">
            <text:p>-0.005635566687539</text:p>
          </table:table-cell>
          <table:table-cell office:value-type="float" office:value="1.22727272727273" calcext:value-type="float">
            <text:p>1.22727272727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1T12:54:30.868594936</meta:creation-date>
    <dc:date>2022-03-01T13:10:38.617986099</dc:date>
    <meta:editing-duration>PT4M8S</meta:editing-duration>
    <meta:editing-cycles>1</meta:editing-cycles>
    <meta:document-statistic meta:table-count="1" meta:cell-count="1676" meta:object-count="0"/>
    <meta:generator>LibreOffice/6.0.7.3$Linux_X86_64 LibreOffice_project/00m0$Build-3</meta:generator>
  </office:meta>
</office:document-meta>
</file>